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CMBX9" svg:font-family="CMBX9"/>
    <style:font-face style:name="CMR9" svg:font-family="CMR9"/>
    <style:font-face style:name="Helvetica" svg:font-family="Helvetica"/>
    <style:font-face style:name="OpenSymbol" svg:font-family="OpenSymbol"/>
    <style:font-face style:name="Tahoma2" svg:font-family="Tahoma"/>
    <style:font-face style:name="Courier New" svg:font-family="'Courier New'" style:font-family-generic="modern"/>
    <style:font-face style:name="Times New Roman" svg:font-family="'Times New Roman', 'Times New Roman'" style:font-family-generic="roman"/>
    <style:font-face style:name="ArialMT" svg:font-family="ArialMT" style:font-family-generic="swiss"/>
    <style:font-face style:name="Helvetica-Bold" svg:font-family="Helvetica-Bold" style:font-family-generic="swiss"/>
    <style:font-face style:name="Segoe UI" svg:font-family="'Segoe UI'" style:font-family-generic="swiss"/>
    <style:font-face style:name="Courier New1" svg:font-family="'Courier New'" style:font-family-generic="modern" style:font-pitch="fixed"/>
    <style:font-face style:name="Times New Roman1"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au2" style:family="table">
      <style:table-properties style:width="6.7576in" fo:margin-left="0.0104in" fo:margin-right="0in" table:align="margins" style:writing-mode="lr-tb"/>
    </style:style>
    <style:style style:name="Tableau2.A" style:family="table-column">
      <style:table-column-properties style:column-width="0.9965in" style:rel-column-width="9664*"/>
    </style:style>
    <style:style style:name="Tableau2.B" style:family="table-column">
      <style:table-column-properties style:column-width="5.7611in" style:rel-column-width="55871*"/>
    </style:style>
    <style:style style:name="Tableau2.1" style:family="table-row">
      <style:table-row-properties fo:keep-together="auto"/>
    </style:style>
    <style:style style:name="Tableau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au2.B1" style:family="table-cell">
      <style:table-cell-properties style:vertical-align="top" fo:padding-left="0.075in" fo:padding-right="0.075in" fo:padding-top="0in" fo:padding-bottom="0in" fo:border="0.5pt solid #000000" style:writing-mode="lr-tb"/>
    </style:style>
    <style:style style:name="P1" style:family="paragraph" style:parent-style-name="Body">
      <style:text-properties fo:color="#000000" fo:font-style="normal" style:language-asian="ja" style:country-asian="JP" style:font-style-asian="normal" style:font-style-complex="normal"/>
    </style:style>
    <style:style style:name="P2" style:family="paragraph" style:parent-style-name="Standard">
      <style:paragraph-properties fo:margin-top="0.111in" fo:margin-bottom="0in" loext:contextual-spacing="false"/>
    </style:style>
    <style:style style:name="P3" style:family="paragraph" style:parent-style-name="Standard">
      <style:paragraph-properties fo:text-align="start" style:justify-single-word="false"/>
      <style:text-properties style:font-name="ArialMT" fo:font-size="11pt" style:font-name-asian="ArialMT" style:font-size-asian="11pt" style:font-name-complex="ArialMT" style:font-size-complex="11pt"/>
    </style:style>
    <style:style style:name="P4" style:family="paragraph" style:parent-style-name="Standard">
      <style:paragraph-properties fo:text-align="start" style:justify-single-word="false"/>
      <style:text-properties style:font-name="ArialMT" fo:font-size="11pt" officeooo:rsid="00136830" officeooo:paragraph-rsid="00136830" style:font-name-asian="ArialMT" style:font-size-asian="11pt" style:font-name-complex="ArialMT" style:font-size-complex="11pt"/>
    </style:style>
    <style:style style:name="P5" style:family="paragraph" style:parent-style-name="Standard">
      <style:paragraph-properties fo:text-align="justify" style:justify-single-word="false"/>
      <style:text-properties style:font-name="Arial" fo:font-size="12pt" style:font-size-asian="12pt" style:font-size-complex="12pt"/>
    </style:style>
    <style:style style:name="P6" style:family="paragraph" style:parent-style-name="Standard">
      <style:paragraph-properties fo:text-align="start" style:justify-single-word="false" style:text-autospace="none"/>
      <style:text-properties style:font-name="Arial" fo:font-size="12pt" style:font-size-asian="12pt" style:font-size-complex="12pt"/>
    </style:style>
    <style:style style:name="P7" style:family="paragraph" style:parent-style-name="Standard">
      <style:paragraph-properties fo:text-align="start" style:justify-single-word="false" style:text-autospace="none"/>
      <style:text-properties style:font-name="Arial" fo:font-size="12pt" officeooo:rsid="00342fdd" officeooo:paragraph-rsid="00342fdd" style:font-size-asian="12pt" style:font-size-complex="12pt"/>
    </style:style>
    <style:style style:name="P8" style:family="paragraph" style:parent-style-name="Standard">
      <style:paragraph-properties fo:text-align="start" style:justify-single-word="false" style:text-autospace="none"/>
      <style:text-properties style:font-name="Arial" fo:font-size="12pt" officeooo:rsid="00386739" officeooo:paragraph-rsid="00386739" style:font-size-asian="12pt" style:font-size-complex="12pt"/>
    </style:style>
    <style:style style:name="P9" style:family="paragraph" style:parent-style-name="Standard">
      <style:paragraph-properties fo:text-align="start" style:justify-single-word="false"/>
      <style:text-properties style:font-name="Arial" fo:font-size="12pt" fo:font-weight="normal" style:font-name-asian="ArialMT" style:font-size-asian="12pt" style:font-weight-asian="normal" style:font-name-complex="ArialMT" style:font-size-complex="12pt" style:font-weight-complex="normal"/>
    </style:style>
    <style:style style:name="P10" style:family="paragraph" style:parent-style-name="Standard">
      <style:paragraph-properties fo:text-align="start" style:justify-single-word="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11" style:family="paragraph" style:parent-style-name="Standard">
      <style:paragraph-properties fo:text-align="start" style:justify-single-word="false" style:text-autospace="none"/>
      <style:text-properties style:font-name="Arial" fo:font-size="12pt" fo:font-weight="bold" style:font-name-asian="ArialMT" style:font-size-asian="12pt" style:font-weight-asian="bold" style:font-name-complex="ArialMT" style:font-size-complex="12pt" style:font-weight-complex="bold"/>
    </style:style>
    <style:style style:name="P12" style:family="paragraph" style:parent-style-name="Standard">
      <style:paragraph-properties fo:text-align="start" style:justify-single-word="false" style:text-autospace="none"/>
      <style:text-properties style:font-name="Arial" fo:font-size="12pt" fo:font-weight="bold" officeooo:rsid="002d1d7a" officeooo:paragraph-rsid="002d1d7a" style:font-name-asian="ArialMT" style:font-size-asian="12pt" style:font-weight-asian="bold" style:font-name-complex="ArialMT" style:font-size-complex="12pt" style:font-weight-complex="bold"/>
    </style:style>
    <style:style style:name="P13" style:family="paragraph" style:parent-style-name="Standard">
      <style:paragraph-properties fo:text-align="start" style:justify-single-word="false" style:text-autospace="none"/>
      <style:text-properties style:font-name="Arial" fo:font-size="12pt" style:font-name-asian="ArialMT" style:font-size-asian="12pt" style:font-name-complex="ArialMT" style:font-size-complex="12pt"/>
    </style:style>
    <style:style style:name="P14" style:family="paragraph" style:parent-style-name="Standard">
      <style:paragraph-properties fo:text-align="start" style:justify-single-word="false" style:text-autospace="none"/>
      <style:text-properties style:font-name="Arial" fo:font-size="12pt" officeooo:rsid="001fdb6f" style:font-name-asian="ArialMT" style:font-size-asian="12pt" style:font-name-complex="ArialMT" style:font-size-complex="12pt"/>
    </style:style>
    <style:style style:name="P15" style:family="paragraph" style:parent-style-name="Standard">
      <style:paragraph-properties fo:text-align="start" style:justify-single-word="false" style:text-autospace="none"/>
      <style:text-properties style:font-name="Arial" fo:font-size="12pt" officeooo:rsid="00342fdd" officeooo:paragraph-rsid="00342fdd" style:font-name-asian="ArialMT" style:font-size-asian="12pt" style:font-name-complex="ArialMT" style:font-size-complex="12pt"/>
    </style:style>
    <style:style style:name="P16" style:family="paragraph" style:parent-style-name="Standard">
      <style:paragraph-properties fo:text-align="start" style:justify-single-word="false" style:text-autospace="none"/>
      <style:text-properties style:font-name="Arial" fo:font-size="12pt" officeooo:rsid="00386739" officeooo:paragraph-rsid="00386739" style:font-name-asian="ArialMT" style:font-size-asian="12pt" style:font-name-complex="ArialMT" style:font-size-complex="12pt"/>
    </style:style>
    <style:style style:name="P17" style:family="paragraph" style:parent-style-name="Standard">
      <style:paragraph-properties fo:text-align="start" style:justify-single-word="false" style:text-autospace="none"/>
      <style:text-properties style:font-name="Arial" fo:font-size="12pt" officeooo:rsid="003928ff" officeooo:paragraph-rsid="003928ff" style:font-name-asian="ArialMT" style:font-size-asian="12pt" style:font-name-complex="ArialMT" style:font-size-complex="12pt"/>
    </style:style>
    <style:style style:name="P18" style:family="paragraph" style:parent-style-name="Standard">
      <style:paragraph-properties fo:text-align="justify" style:justify-single-word="false"/>
      <style:text-properties fo:color="#000000" style:font-name="Arial" fo:font-size="12pt" fo:font-style="normal" style:font-name-asian="ArialMT" style:font-size-asian="12pt" style:font-style-asian="normal" style:font-name-complex="ArialMT" style:font-size-complex="12pt" style:font-style-complex="normal"/>
    </style:style>
    <style:style style:name="P19" style:family="paragraph" style:parent-style-name="Standard">
      <style:paragraph-properties fo:text-align="start" style:justify-single-word="false"/>
      <style:text-properties fo:color="#000000" style:font-name="ArialMT" fo:font-size="11pt" fo:font-style="normal" style:font-name-asian="ArialMT" style:font-size-asian="11pt" style:language-asian="ja" style:country-asian="JP" style:font-style-asian="normal" style:font-name-complex="ArialMT" style:font-size-complex="11pt" style:font-style-complex="normal"/>
    </style:style>
    <style:style style:name="P20" style:family="paragraph" style:parent-style-name="Standard">
      <style:paragraph-properties fo:text-align="start" style:justify-single-word="false" style:text-autospace="none"/>
    </style:style>
    <style:style style:name="P21" style:family="paragraph" style:parent-style-name="Standard">
      <style:text-properties officeooo:paragraph-rsid="00136830"/>
    </style:style>
    <style:style style:name="P22" style:family="paragraph" style:parent-style-name="Standard">
      <style:paragraph-properties fo:break-before="page"/>
      <style:text-properties officeooo:paragraph-rsid="00136830"/>
    </style:style>
    <style:style style:name="P23" style:family="paragraph" style:parent-style-name="CellBody">
      <style:paragraph-properties style:snap-to-layout-grid="false"/>
      <style:text-properties fo:color="#000000" fo:font-style="normal" style:font-style-asian="normal" style:font-style-complex="normal"/>
    </style:style>
    <style:style style:name="P24" style:family="paragraph" style:parent-style-name="CellBody">
      <style:paragraph-properties style:snap-to-layout-grid="false"/>
      <style:text-properties fo:color="#000000" fo:font-style="normal" officeooo:rsid="002c17a3" officeooo:paragraph-rsid="002c17a3" style:font-style-asian="normal" style:font-style-complex="normal"/>
    </style:style>
    <style:style style:name="P25" style:family="paragraph" style:parent-style-name="CellBody">
      <style:paragraph-properties style:snap-to-layout-grid="false"/>
      <style:text-properties fo:color="#000000" fo:font-style="normal" officeooo:rsid="003a2e35" officeooo:paragraph-rsid="003a2e35" style:font-style-asian="normal" style:font-style-complex="normal"/>
    </style:style>
    <style:style style:name="P26" style:family="paragraph" style:parent-style-name="CellBody">
      <style:paragraph-properties style:snap-to-layout-grid="false"/>
      <style:text-properties officeooo:rsid="002c17a3" officeooo:paragraph-rsid="002c17a3"/>
    </style:style>
    <style:style style:name="P27" style:family="paragraph" style:parent-style-name="CellBody">
      <style:paragraph-properties style:snap-to-layout-grid="false"/>
      <style:text-properties officeooo:rsid="003a2e35" officeooo:paragraph-rsid="003a2e35"/>
    </style:style>
    <style:style style:name="P28" style:family="paragraph" style:parent-style-name="CellBody">
      <style:paragraph-properties style:snap-to-layout-grid="false"/>
    </style:style>
    <style:style style:name="P29" style:family="paragraph" style:parent-style-name="CellBody">
      <style:paragraph-properties style:snap-to-layout-grid="false"/>
      <style:text-properties style:font-name="Arial" fo:font-size="10pt" fo:language="en" fo:country="US" officeooo:rsid="0017926a" officeooo:paragraph-rsid="0017926a" style:font-name-asian="Arial" style:font-size-asian="10pt" style:font-size-complex="10pt"/>
    </style:style>
    <style:style style:name="P30" style:family="paragraph" style:parent-style-name="CellBody">
      <style:paragraph-properties style:snap-to-layout-grid="false"/>
      <style:text-properties style:font-name="Arial" fo:font-size="10pt" officeooo:rsid="0017926a" officeooo:paragraph-rsid="0017926a" style:font-name-asian="Arial" style:font-size-asian="10pt" style:font-size-complex="10pt"/>
    </style:style>
    <style:style style:name="P31" style:family="paragraph" style:parent-style-name="CellBody">
      <style:paragraph-properties style:snap-to-layout-grid="false"/>
      <style:text-properties fo:font-variant="normal" fo:text-transform="none" fo:color="#000000" style:font-name="Arial" fo:font-size="10pt" fo:letter-spacing="normal" fo:font-style="normal" fo:font-weight="normal" officeooo:rsid="0017926a" officeooo:paragraph-rsid="0017926a" style:font-name-asian="Arial" style:font-size-asian="10pt" style:font-size-complex="10pt"/>
    </style:style>
    <style:style style:name="P32" style:family="paragraph" style:parent-style-name="CellBody">
      <style:paragraph-properties style:snap-to-layout-grid="false"/>
      <style:text-properties officeooo:rsid="00189331" officeooo:paragraph-rsid="00189331"/>
    </style:style>
    <style:style style:name="P33" style:family="paragraph" style:parent-style-name="Body">
      <style:text-properties fo:color="#000000" fo:font-style="normal" style:font-style-asian="normal" style:font-style-complex="normal"/>
    </style:style>
    <style:style style:name="P34" style:family="paragraph" style:parent-style-name="Body">
      <style:text-properties fo:color="#000000" fo:font-style="normal" style:language-asian="ja" style:country-asian="JP" style:font-style-asian="normal" style:font-style-complex="normal"/>
    </style:style>
    <style:style style:name="P35" style:family="paragraph" style:parent-style-name="Body">
      <style:text-properties style:font-name="Helvetica-Bold" fo:font-size="12pt" fo:font-weight="normal" officeooo:rsid="001bcc9c" officeooo:paragraph-rsid="001bcc9c" style:font-name-asian="Helvetica-Bold" style:font-size-asian="12pt" style:font-weight-asian="normal" style:font-name-complex="Helvetica-Bold" style:font-size-complex="12pt" style:font-weight-complex="normal"/>
    </style:style>
    <style:style style:name="P36" style:family="paragraph" style:parent-style-name="Body">
      <style:text-properties style:font-name="Helvetica-Bold" fo:font-size="12pt" fo:font-weight="normal" officeooo:rsid="001dc149" officeooo:paragraph-rsid="001dc149" style:font-name-asian="Helvetica-Bold" style:font-size-asian="12pt" style:font-weight-asian="normal" style:font-name-complex="Helvetica-Bold" style:font-size-complex="12pt" style:font-weight-complex="normal"/>
    </style:style>
    <style:style style:name="P37" style:family="paragraph" style:parent-style-name="Body">
      <style:text-properties style:language-asian="ja" style:country-asian="JP"/>
    </style:style>
    <style:style style:name="P38" style:family="paragraph" style:parent-style-name="Body">
      <style:text-properties fo:language="en" fo:country="GB"/>
    </style:style>
    <style:style style:name="P39" style:family="paragraph" style:parent-style-name="Body">
      <style:text-properties officeooo:rsid="001e1c08" officeooo:paragraph-rsid="001e1c08"/>
    </style:style>
    <style:style style:name="P40" style:family="paragraph" style:parent-style-name="Body">
      <style:text-properties officeooo:rsid="001e5b24" officeooo:paragraph-rsid="001e5b24"/>
    </style:style>
    <style:style style:name="P41" style:family="paragraph" style:parent-style-name="Body">
      <style:text-properties fo:font-style="italic" officeooo:rsid="0017926a" style:font-style-asian="italic" style:font-style-complex="italic"/>
    </style:style>
    <style:style style:name="P42" style:family="paragraph" style:parent-style-name="Body">
      <style:paragraph-properties style:text-autospace="none" style:writing-mode="page"/>
      <style:text-properties fo:font-size="12pt" fo:language="en" fo:country="US" fo:font-style="normal" style:font-name-asian="Times New Roman" style:font-size-asian="12pt" style:font-style-asian="normal" style:font-name-complex="Times New Roman" style:font-size-complex="12pt" style:language-complex="zxx" style:country-complex="none" style:font-style-complex="normal"/>
    </style:style>
    <style:style style:name="P43" style:family="paragraph" style:parent-style-name="Body">
      <style:paragraph-properties style:text-autospace="none" style:writing-mode="page"/>
      <style:text-properties fo:font-size="12pt" fo:language="en" fo:country="US" style:font-name-asian="Times New Roman" style:font-size-asian="12pt" style:font-name-complex="Times New Roman" style:font-size-complex="12pt" style:language-complex="zxx" style:country-complex="none"/>
    </style:style>
    <style:style style:name="P44" style:family="paragraph" style:parent-style-name="Body">
      <style:paragraph-properties style:text-autospace="none" style:writing-mode="page"/>
    </style:style>
    <style:style style:name="P45" style:family="paragraph" style:parent-style-name="Heading_20_2">
      <style:text-properties style:font-name-asian="ArialMT" style:font-name-complex="ArialMT"/>
    </style:style>
    <style:style style:name="P46" style:family="paragraph" style:parent-style-name="Heading_20_2">
      <style:text-properties officeooo:rsid="001e1c08" officeooo:paragraph-rsid="001e5b24"/>
    </style:style>
    <style:style style:name="P47" style:family="paragraph" style:parent-style-name="Heading_20_2">
      <style:text-properties officeooo:paragraph-rsid="001e5b24"/>
    </style:style>
    <style:style style:name="P48" style:family="paragraph" style:parent-style-name="CellBody">
      <style:paragraph-properties fo:keep-with-next="always" style:snap-to-layout-grid="false"/>
    </style:style>
    <style:style style:name="P49" style:family="paragraph" style:parent-style-name="CellBody">
      <style:paragraph-properties fo:keep-with-next="always" style:snap-to-layout-grid="false"/>
      <style:text-properties officeooo:rsid="00189331" officeooo:paragraph-rsid="00189331"/>
    </style:style>
    <style:style style:name="P50" style:family="paragraph" style:parent-style-name="CellHeading">
      <style:paragraph-properties fo:text-align="center" style:justify-single-word="false" fo:keep-with-next="always" style:snap-to-layout-grid="false"/>
      <style:text-properties fo:language="fr" fo:country="FR"/>
    </style:style>
    <style:style style:name="P51" style:family="paragraph" style:parent-style-name="Text_20_body">
      <style:text-properties style:language-asian="ja" style:country-asian="JP"/>
    </style:style>
    <style:style style:name="P52" style:family="paragraph" style:parent-style-name="Document_20_Title">
      <style:text-properties fo:color="#ff0000" fo:font-size="10pt" fo:font-style="italic" style:text-underline-style="solid" style:text-underline-width="auto" style:text-underline-color="font-color" style:font-size-asian="10pt" style:font-style-asian="italic"/>
    </style:style>
    <style:style style:name="P53" style:family="paragraph" style:parent-style-name="Abstract">
      <style:text-properties fo:font-size="16pt" fo:font-weight="bold" style:font-size-asian="16pt" style:font-weight-asian="bold"/>
    </style:style>
    <style:style style:name="P54"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55"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56" style:family="paragraph" style:parent-style-name="Heading_20_2">
      <style:paragraph-properties fo:margin-left="0in" fo:margin-right="0in" fo:text-indent="0in" style:auto-text-indent="false"/>
      <style:text-properties fo:language="fr" fo:country="FR"/>
    </style:style>
    <style:style style:name="P57" style:family="paragraph" style:parent-style-name="Text_20_body">
      <style:paragraph-properties fo:text-align="justify" style:justify-single-word="false" fo:orphans="2" fo:widows="2" style:writing-mode="lr-tb"/>
      <style:text-properties style:use-window-font-color="true" style:font-name="Helvetica1" fo:font-size="10pt" fo:language="en" fo:country="US" style:font-name-asian="Times New Roman1" style:font-size-asian="10pt" style:font-name-complex="Times New Roman1" style:font-size-complex="10pt" style:language-complex="ar" style:country-complex="SA"/>
    </style:style>
    <style:style style:name="P58" style:family="paragraph" style:parent-style-name="Standard">
      <style:paragraph-properties fo:text-align="start" style:justify-single-word="false"/>
      <style:text-properties style:font-name="ArialMT" fo:font-size="11pt" style:font-name-asian="ArialMT" style:font-size-asian="11pt" style:font-name-complex="ArialMT" style:font-size-complex="11pt"/>
    </style:style>
    <style:style style:name="P59" style:family="paragraph" style:parent-style-name="Standard">
      <style:text-properties style:font-name="Arial" fo:font-size="12pt" style:font-name-asian="ArialMT" style:font-size-asian="12pt" style:font-name-complex="ArialMT" style:font-size-complex="12pt"/>
    </style:style>
    <style:style style:name="P60" style:family="paragraph" style:parent-style-name="Standard">
      <style:paragraph-properties fo:text-align="start" style:justify-single-word="false" style:text-autospace="none"/>
      <style:text-properties style:font-name="Arial" fo:font-size="12pt" style:font-name-asian="ArialMT" style:font-size-asian="12pt" style:font-name-complex="ArialMT" style:font-size-complex="12pt"/>
    </style:style>
    <style:style style:name="P61" style:family="paragraph" style:parent-style-name="Standard">
      <style:paragraph-properties fo:text-align="start" style:justify-single-word="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62" style:family="paragraph" style:parent-style-name="Standard">
      <style:paragraph-properties fo:text-align="start" style:justify-single-word="false" style:text-autospace="none"/>
      <style:text-properties style:font-name="Arial" fo:font-size="12pt" fo:font-weight="normal" officeooo:rsid="00159383" style:font-name-asian="ArialMT" style:font-size-asian="12pt" style:font-weight-asian="normal" style:font-name-complex="ArialMT" style:font-size-complex="12pt" style:font-weight-complex="normal"/>
    </style:style>
    <style:style style:name="P63" style:family="paragraph" style:parent-style-name="Standard">
      <style:paragraph-properties fo:text-align="start" style:justify-single-word="false" style:text-autospace="none"/>
      <style:text-properties style:font-name="Arial" fo:font-size="12pt" fo:font-weight="bold" style:font-name-asian="ArialMT" style:font-size-asian="12pt" style:font-weight-asian="bold" style:font-name-complex="ArialMT" style:font-size-complex="12pt" style:font-weight-complex="bold"/>
    </style:style>
    <style:style style:name="P64" style:family="paragraph" style:parent-style-name="Standard">
      <style:paragraph-properties fo:text-align="start" style:justify-single-word="false" style:text-autospace="none"/>
      <style:text-properties style:font-name="Arial" fo:font-size="12pt" fo:font-weight="bold" style:font-name-asian="Helvetica-Bold" style:font-size-asian="12pt" style:font-weight-asian="bold" style:font-name-complex="Helvetica-Bold" style:font-size-complex="12pt" style:font-weight-complex="bold"/>
    </style:style>
    <style:style style:name="P65" style:family="paragraph" style:parent-style-name="Standard">
      <style:text-properties fo:font-style="italic" officeooo:rsid="0017926a" style:font-style-asian="italic" style:font-style-complex="italic"/>
    </style:style>
    <style:style style:name="P66" style:family="paragraph" style:parent-style-name="Standard" style:list-style-name="WW8Num3">
      <style:text-properties fo:font-style="italic" officeooo:rsid="0017926a" style:font-style-asian="italic" style:font-style-complex="italic"/>
    </style:style>
    <style:style style:name="P67" style:family="paragraph" style:parent-style-name="Heading_20_1">
      <style:paragraph-properties fo:margin-left="0in" fo:margin-right="0in" fo:text-indent="0in" style:auto-text-indent="false" fo:break-before="page"/>
      <style:text-properties fo:language="fr" fo:country="FR"/>
    </style:style>
    <style:style style:name="P68" style:family="paragraph" style:parent-style-name="Heading_20_2">
      <style:text-properties style:font-name="Helvetica-Bold" fo:font-size="12pt" fo:language="en" fo:country="US" fo:font-weight="normal" style:font-name-asian="Helvetica-Bold" style:font-size-asian="12pt" style:language-asian="ja" style:country-asian="JP" style:font-weight-asian="normal" style:font-name-complex="Helvetica-Bold" style:font-size-complex="12pt" style:language-complex="zxx" style:country-complex="none" style:font-weight-complex="normal"/>
    </style:style>
    <style:style style:name="P69" style:family="paragraph" style:parent-style-name="Heading_20_2">
      <style:text-properties style:font-name="Arial" fo:font-size="12pt" officeooo:rsid="001e1c08" officeooo:paragraph-rsid="001e1c08" style:font-size-asian="12pt" style:font-size-complex="12pt"/>
    </style:style>
    <style:style style:name="P70" style:family="paragraph" style:parent-style-name="Heading_20_2">
      <style:text-properties style:language-asian="ja" style:country-asian="JP"/>
    </style:style>
    <style:style style:name="P71" style:family="paragraph" style:parent-style-name="Heading_20_2">
      <style:text-properties fo:font-size="14pt" fo:language="en" fo:country="US" style:font-name-asian="Times New Roman" style:font-size-asian="14pt" style:language-asian="ja" style:country-asian="JP" style:font-name-complex="Times New Roman" style:font-size-complex="14pt" style:language-complex="zxx" style:country-complex="none"/>
    </style:style>
    <style:style style:name="P72" style:family="paragraph" style:parent-style-name="Heading_20_2">
      <style:paragraph-properties fo:break-before="page"/>
    </style:style>
    <style:style style:name="P73" style:family="paragraph" style:parent-style-name="Body">
      <style:text-properties fo:color="#000000" fo:font-style="normal" style:language-asian="ja" style:country-asian="JP" style:font-style-asian="normal" style:font-style-complex="normal"/>
    </style:style>
    <style:style style:name="P74" style:family="paragraph" style:parent-style-name="Body" style:list-style-name="L1"/>
    <style:style style:name="P75" style:family="paragraph" style:parent-style-name="Body">
      <style:paragraph-properties fo:text-align="center" style:justify-single-word="false"/>
      <style:text-properties style:font-name="Helvetica-Bold" fo:font-size="12pt" fo:font-weight="bold" style:font-name-asian="Helvetica-Bold" style:font-size-asian="12pt" style:font-weight-asian="bold" style:font-name-complex="Helvetica-Bold" style:font-size-complex="12pt" style:font-weight-complex="bold"/>
    </style:style>
    <style:style style:name="P76" style:family="paragraph" style:parent-style-name="Body">
      <style:text-properties style:font-name="Helvetica-Bold" fo:font-size="12pt" fo:font-weight="normal" style:font-name-asian="Helvetica-Bold" style:font-size-asian="12pt" style:font-weight-asian="normal" style:font-name-complex="Helvetica-Bold" style:font-size-complex="12pt" style:font-weight-complex="normal"/>
    </style:style>
    <style:style style:name="P77" style:family="paragraph" style:parent-style-name="Body" style:list-style-name="L2">
      <style:text-properties style:font-name="Helvetica-Bold" fo:font-size="12pt" fo:font-weight="normal" style:font-name-asian="Helvetica-Bold" style:font-size-asian="12pt" style:font-weight-asian="normal" style:font-name-complex="Helvetica-Bold" style:font-size-complex="12pt" style:font-weight-complex="normal"/>
    </style:style>
    <style:style style:name="P78" style:family="paragraph" style:parent-style-name="Body">
      <style:text-properties style:font-name="Helvetica-Bold" fo:font-size="12pt" fo:font-weight="normal" officeooo:rsid="001bcc9c" officeooo:paragraph-rsid="001bcc9c" style:font-name-asian="Helvetica-Bold" style:font-size-asian="12pt" style:font-weight-asian="normal" style:font-name-complex="Helvetica-Bold" style:font-size-complex="12pt" style:font-weight-complex="normal"/>
    </style:style>
    <style:style style:name="P79" style:family="paragraph" style:parent-style-name="Body">
      <style:text-properties style:font-name="Helvetica-Bold" fo:font-size="12pt" fo:language="en" fo:country="US" fo:font-weight="normal" officeooo:rsid="001e1c08" officeooo:paragraph-rsid="001e1c08" style:font-name-asian="Helvetica-Bold" style:font-size-asian="12pt" style:language-asian="ja" style:country-asian="JP" style:font-weight-asian="normal" style:font-name-complex="Helvetica-Bold" style:font-size-complex="12pt" style:language-complex="zxx" style:country-complex="none" style:font-weight-complex="normal"/>
    </style:style>
    <style:style style:name="P80" style:family="paragraph" style:parent-style-name="Body" style:list-style-name="L2"/>
    <style:style style:name="P81" style:family="paragraph" style:parent-style-name="Body" style:list-style-name="L3"/>
    <style:style style:name="P82" style:family="paragraph" style:parent-style-name="Body" style:list-style-name="L4"/>
    <style:style style:name="P83" style:family="paragraph" style:parent-style-name="Body">
      <style:text-properties style:font-name="Arial" fo:font-size="12pt" officeooo:rsid="001e1c08" officeooo:paragraph-rsid="001e1c08" style:font-size-asian="12pt" style:font-size-complex="12pt"/>
    </style:style>
    <style:style style:name="P84" style:family="paragraph" style:parent-style-name="Body" style:list-style-name="L1">
      <style:text-properties officeooo:rsid="0025dc78" officeooo:paragraph-rsid="0025dc78"/>
    </style:style>
    <style:style style:name="P85" style:family="paragraph" style:parent-style-name="Body">
      <style:text-properties officeooo:rsid="001db957" officeooo:paragraph-rsid="001db957"/>
    </style:style>
    <style:style style:name="P86" style:family="paragraph" style:parent-style-name="Body" style:list-style-name="L1">
      <style:paragraph-properties style:text-autospace="none" style:writing-mode="page"/>
      <style:text-properties fo:font-size="12pt" fo:language="en" fo:country="US" style:font-name-asian="Times New Roman" style:font-size-asian="12pt" style:font-name-complex="Times New Roman" style:font-size-complex="12pt" style:language-complex="zxx" style:country-complex="none"/>
    </style:style>
    <style:style style:name="P87" style:family="paragraph" style:parent-style-name="Body" style:list-style-name="L1">
      <style:paragraph-properties style:text-autospace="none" style:writing-mode="page"/>
      <style:text-properties fo:language="en" fo:country="US" style:language-complex="zxx" style:country-complex="none"/>
    </style:style>
    <style:style style:name="P88" style:family="paragraph" style:parent-style-name="Body" style:list-style-name="L1">
      <style:paragraph-properties style:text-autospace="none" style:writing-mode="page"/>
    </style:style>
    <style:style style:name="P89" style:family="paragraph" style:parent-style-name="Document_20_Title" style:master-page-name="First_20_Page">
      <style:paragraph-properties style:page-number="auto"/>
      <style:text-properties fo:font-size="10pt" fo:font-style="italic" style:font-size-asian="10pt" style:font-style-asian="italic"/>
    </style:style>
    <style:style style:name="P90" style:family="paragraph" style:parent-style-name="CellBody">
      <style:paragraph-properties style:snap-to-layout-grid="false"/>
      <style:text-properties fo:color="#000000" fo:font-style="normal" style:font-style-asian="normal" style:font-style-complex="normal"/>
    </style:style>
    <style:style style:name="P91" style:family="paragraph" style:parent-style-name="CellBody">
      <style:paragraph-properties style:snap-to-layout-grid="false"/>
      <style:text-properties fo:color="#000000" fo:font-style="normal" officeooo:rsid="002c17a3" officeooo:paragraph-rsid="002c17a3" style:font-style-asian="normal" style:font-style-complex="normal"/>
    </style:style>
    <style:style style:name="P92" style:family="paragraph" style:parent-style-name="CellBody">
      <style:paragraph-properties style:snap-to-layout-grid="false"/>
      <style:text-properties fo:color="#000000" fo:font-style="normal" officeooo:rsid="003a2e35" officeooo:paragraph-rsid="003a2e35" style:font-style-asian="normal" style:font-style-complex="normal"/>
    </style:style>
    <style:style style:name="P93" style:family="paragraph" style:parent-style-name="CellBody">
      <style:paragraph-properties style:snap-to-layout-grid="false"/>
      <style:text-properties fo:color="#000000" style:font-name="Arial" fo:font-size="12pt" fo:font-style="normal" style:font-name-asian="ArialMT" style:font-size-asian="12pt" style:font-style-asian="normal" style:font-name-complex="ArialMT" style:font-size-complex="12pt" style:font-style-complex="normal"/>
    </style:style>
    <style:style style:name="P94" style:family="paragraph" style:parent-style-name="CellBody">
      <style:paragraph-properties style:snap-to-layout-grid="false"/>
      <style:text-properties style:font-name="Arial" fo:font-size="10pt" style:font-name-asian="Arial" style:font-size-asian="10pt" style:font-size-complex="10pt"/>
    </style:style>
    <style:style style:name="P95" style:family="paragraph" style:parent-style-name="CellBody">
      <style:paragraph-properties style:snap-to-layout-grid="false"/>
    </style:style>
    <style:style style:name="P96" style:family="paragraph" style:parent-style-name="CellBody">
      <style:paragraph-properties style:snap-to-layout-grid="false"/>
      <style:text-properties fo:font-variant="normal" fo:text-transform="none" fo:color="#000000" style:font-name="Arial" fo:font-size="10pt" fo:letter-spacing="normal" fo:font-style="normal" fo:font-weight="normal" style:font-name-asian="Arial" style:font-size-asian="10pt" style:font-size-complex="10pt"/>
    </style:style>
    <style:style style:name="P97" style:family="paragraph" style:parent-style-name="CellBody">
      <style:paragraph-properties fo:keep-with-next="always" style:snap-to-layout-grid="false"/>
    </style:style>
    <style:style style:name="P98" style:family="paragraph" style:parent-style-name="Definition_20_Term" style:list-style-name="WW8Num3">
      <style:text-properties officeooo:paragraph-rsid="002a1e2f"/>
    </style:style>
    <style:style style:name="P99" style:family="paragraph" style:parent-style-name="Definition_20_Term">
      <style:paragraph-properties fo:line-height="115%"/>
    </style:style>
    <style:style style:name="T1" style:family="text">
      <style:text-properties officeooo:rsid="0012f3f9"/>
    </style:style>
    <style:style style:name="T2" style:family="text">
      <style:text-properties officeooo:rsid="0026008b"/>
    </style:style>
    <style:style style:name="T3" style:family="text">
      <style:text-properties fo:color="#000000"/>
    </style:style>
    <style:style style:name="T4" style:family="text">
      <style:text-properties fo:color="#000000" fo:font-style="normal" style:font-style-asian="normal" style:font-style-complex="normal"/>
    </style:style>
    <style:style style:name="T5" style:family="text">
      <style:text-properties fo:color="#000000" fo:font-style="normal" officeooo:rsid="0012f3f9" style:font-style-asian="normal" style:font-style-complex="normal"/>
    </style:style>
    <style:style style:name="T6" style:family="text">
      <style:text-properties fo:color="#000000" fo:font-style="normal" style:language-asian="ja" style:country-asian="JP" style:font-style-asian="normal" style:font-style-complex="normal"/>
    </style:style>
    <style:style style:name="T7" style:family="text">
      <style:text-properties fo:color="#000000" fo:font-style="normal" officeooo:rsid="0012f3f9" style:language-asian="ja" style:country-asian="JP" style:font-style-asian="normal" style:font-style-complex="normal"/>
    </style:style>
    <style:style style:name="T8" style:family="text">
      <style:text-properties fo:color="#000000" fo:font-style="normal" officeooo:rsid="001fdb6f" style:language-asian="ja" style:country-asian="JP" style:font-style-asian="normal" style:font-style-complex="normal"/>
    </style:style>
    <style:style style:name="T9" style:family="text">
      <style:text-properties fo:color="#000000" fo:font-style="normal" style:font-name-asian="ArialMT" style:font-style-asian="normal" style:font-name-complex="ArialMT" style:font-style-complex="normal"/>
    </style:style>
    <style:style style:name="T10" style:family="text">
      <style:text-properties fo:color="#000000" style:font-name="Helvetica-Bold" fo:language="en" fo:country="US" fo:font-weight="normal" style:font-name-asian="Times New Roman" style:language-asian="ja" style:country-asian="JP" style:font-weight-asian="normal" style:font-name-complex="Times New Roman" style:language-complex="zxx" style:country-complex="none" style:font-weight-complex="normal"/>
    </style:style>
    <style:style style:name="T11" style:family="text">
      <style:text-properties fo:color="#000000" style:font-name="Helvetica-Bold" fo:font-size="14pt" fo:language="en" fo:country="US" fo:font-weight="normal" style:font-name-asian="Times New Roman" style:font-size-asian="14pt" style:language-asian="ja" style:country-asian="JP" style:font-weight-asian="normal" style:font-name-complex="Times New Roman" style:font-size-complex="14pt" style:language-complex="zxx" style:country-complex="none" style:font-weight-complex="normal"/>
    </style:style>
    <style:style style:name="T12" style:family="text">
      <style:text-properties fo:color="#000000" fo:language="en" fo:country="US" fo:font-weight="normal" style:font-name-asian="Times New Roman" style:language-asian="ja" style:country-asian="JP" style:font-weight-asian="normal" style:font-name-complex="Times New Roman" style:language-complex="zxx" style:country-complex="none" style:font-weight-complex="normal"/>
    </style:style>
    <style:style style:name="T13" style:family="text">
      <style:text-properties fo:color="#000000" fo:language="en" fo:country="US" fo:font-weight="normal" officeooo:rsid="002fdf61" style:font-name-asian="Times New Roman" style:language-asian="ja" style:country-asian="JP" style:font-weight-asian="normal" style:font-name-complex="Times New Roman" style:language-complex="zxx" style:country-complex="none" style:font-weight-complex="normal"/>
    </style:style>
    <style:style style:name="T14" style:family="text">
      <style:text-properties fo:color="#000000" fo:language="en" fo:country="US" style:font-name-asian="ArialMT" style:font-name-complex="ArialMT" style:language-complex="zxx" style:country-complex="none"/>
    </style:style>
    <style:style style:name="T15" style:family="text">
      <style:text-properties fo:color="#000000" fo:language="en" fo:country="US" officeooo:rsid="001fdb6f" style:font-name-asian="ArialMT" style:font-name-complex="ArialMT" style:language-complex="zxx" style:country-complex="none"/>
    </style:style>
    <style:style style:name="T16" style:family="text">
      <style:text-properties fo:color="#000000" fo:language="en" fo:country="US" officeooo:rsid="002d1d7a" style:language-complex="zxx" style:country-complex="none"/>
    </style:style>
    <style:style style:name="T17" style:family="text">
      <style:text-properties fo:color="#000000" fo:font-size="12pt" fo:language="en" fo:country="US" fo:font-style="normal" style:font-name-asian="Times New Roman" style:font-size-asian="12pt" style:language-asian="ja" style:country-asian="JP" style:font-style-asian="normal" style:font-name-complex="Times New Roman" style:font-size-complex="12pt" style:language-complex="zxx" style:country-complex="none" style:font-style-complex="normal"/>
    </style:style>
    <style:style style:name="T18" style:family="text">
      <style:text-properties fo:color="#000000" fo:font-size="12pt" fo:language="en" fo:country="US" fo:font-style="normal" officeooo:rsid="001fdb6f" style:font-name-asian="Times New Roman" style:font-size-asian="12pt" style:language-asian="ja" style:country-asian="JP" style:font-style-asian="normal" style:font-name-complex="Times New Roman" style:font-size-complex="12pt" style:language-complex="zxx" style:country-complex="none" style:font-style-complex="normal"/>
    </style:style>
    <style:style style:name="T19" style:family="text">
      <style:text-properties fo:color="#000000" fo:font-size="12pt" fo:language="en" fo:country="US" fo:font-style="normal" officeooo:rsid="002fdf61" style:font-name-asian="Times New Roman" style:font-size-asian="12pt" style:language-asian="ja" style:country-asian="JP" style:font-style-asian="normal" style:font-name-complex="Times New Roman" style:font-size-complex="12pt" style:language-complex="zxx" style:country-complex="none" style:font-style-complex="normal"/>
    </style:style>
    <style:style style:name="T20" style:family="text">
      <style:text-properties fo:color="#000000" style:font-name="Arial" fo:font-size="12pt" fo:language="en" fo:country="US" fo:font-style="normal" style:font-name-asian="Times New Roman" style:font-size-asian="12pt" style:language-asian="ja" style:country-asian="JP" style:font-style-asian="normal" style:font-name-complex="Times New Roman" style:font-size-complex="12pt" style:language-complex="zxx" style:country-complex="none" style:font-style-complex="normal"/>
    </style:style>
    <style:style style:name="T21" style:family="text">
      <style:text-properties fo:color="#000000" style:font-name="Arial" fo:font-size="12pt" fo:language="en" fo:country="US" fo:font-style="normal" officeooo:rsid="001fdb6f" style:font-name-asian="Times New Roman" style:font-size-asian="12pt" style:language-asian="ja" style:country-asian="JP" style:font-style-asian="normal" style:font-name-complex="Times New Roman" style:font-size-complex="12pt" style:language-complex="zxx" style:country-complex="none" style:font-style-complex="normal"/>
    </style:style>
    <style:style style:name="T22" style:family="text">
      <style:text-properties fo:color="#000000" style:font-name="Arial" fo:font-size="12pt" fo:language="en" fo:country="US" fo:font-style="normal" style:font-name-asian="ArialMT" style:font-size-asian="12pt" style:language-asian="ja" style:country-asian="JP" style:font-style-asian="normal" style:font-name-complex="ArialMT" style:font-size-complex="12pt" style:language-complex="zxx" style:country-complex="none" style:font-style-complex="normal"/>
    </style:style>
    <style:style style:name="T23" style:family="text">
      <style:text-properties fo:color="#000000" style:font-name="Arial" fo:font-size="12pt" fo:language="en" fo:country="US" style:font-name-asian="Times New Roman" style:font-size-asian="12pt" style:font-name-complex="Times New Roman" style:font-size-complex="12pt" style:language-complex="zxx" style:country-complex="none"/>
    </style:style>
    <style:style style:name="T24" style:family="text">
      <style:text-properties fo:color="#000000" style:font-name="Arial" fo:font-size="12pt" fo:language="en" fo:country="US" officeooo:rsid="002ebfef" style:font-name-asian="Times New Roman" style:font-size-asian="12pt" style:font-name-complex="Times New Roman" style:font-size-complex="12pt" style:language-complex="zxx" style:country-complex="none"/>
    </style:style>
    <style:style style:name="T25" style:family="text">
      <style:text-properties fo:color="#000000" style:font-name="Arial" fo:font-size="12pt" officeooo:rsid="00159383" style:font-name-asian="Times New Roman" style:font-size-asian="12pt" style:font-name-complex="Times New Roman" style:font-size-complex="12pt"/>
    </style:style>
    <style:style style:name="T26" style:family="text">
      <style:text-properties fo:color="#000000" style:font-name="CMBX9" fo:font-size="12pt" style:font-name-asian="Times New Roman" style:font-size-asian="12pt" style:font-name-complex="Times New Roman" style:font-size-complex="12pt"/>
    </style:style>
    <style:style style:name="T27" style:family="text">
      <style:text-properties officeooo:rsid="00223631"/>
    </style:style>
    <style:style style:name="T28" style:family="text">
      <style:text-properties style:text-position="super 58%"/>
    </style:style>
    <style:style style:name="T29" style:family="text">
      <style:text-properties style:font-name="Arial" fo:font-size="12pt" fo:language="en" fo:country="GB" style:font-name-asian="Times New Roman" style:font-size-asian="12pt" style:font-name-complex="Times New Roman" style:font-size-complex="12pt" style:language-complex="zxx" style:country-complex="none"/>
    </style:style>
    <style:style style:name="T30" style:family="text">
      <style:text-properties style:font-name="Arial" fo:font-size="12pt" fo:font-weight="normal" style:font-name-asian="ArialMT" style:font-size-asian="12pt" style:font-weight-asian="normal" style:font-name-complex="ArialMT" style:font-size-complex="12pt" style:font-weight-complex="normal"/>
    </style:style>
    <style:style style:name="T31" style:family="text">
      <style:text-properties style:font-name="Arial" fo:font-size="12pt" fo:font-weight="normal" officeooo:rsid="00159383" style:font-name-asian="ArialMT" style:font-size-asian="12pt" style:font-weight-asian="normal" style:font-name-complex="ArialMT" style:font-size-complex="12pt" style:font-weight-complex="normal"/>
    </style:style>
    <style:style style:name="T32" style:family="text">
      <style:text-properties style:font-name="Arial" fo:font-size="12pt" fo:font-weight="normal" officeooo:rsid="0025dc78" style:font-name-asian="ArialMT" style:font-size-asian="12pt" style:font-weight-asian="normal" style:font-name-complex="ArialMT" style:font-size-complex="12pt" style:font-weight-complex="normal"/>
    </style:style>
    <style:style style:name="T33" style:family="text">
      <style:text-properties style:font-name="Arial" fo:font-size="12pt" officeooo:rsid="0036434a" style:font-name-asian="ArialMT" style:font-size-asian="12pt" style:font-name-complex="ArialMT" style:font-size-complex="12pt"/>
    </style:style>
    <style:style style:name="T34" style:family="text">
      <style:text-properties style:font-name="Arial" fo:font-size="12pt" fo:language="en" fo:country="US" style:font-name-asian="Times New Roman" style:font-size-asian="12pt" style:font-name-complex="Times New Roman" style:font-size-complex="12pt" style:language-complex="zxx" style:country-complex="none"/>
    </style:style>
    <style:style style:name="T35" style:family="text">
      <style:text-properties officeooo:rsid="0026e683"/>
    </style:style>
    <style:style style:name="T36" style:family="text">
      <style:text-properties officeooo:rsid="00230be9"/>
    </style:style>
    <style:style style:name="T37" style:family="text">
      <style:text-properties officeooo:rsid="00249e5b"/>
    </style:style>
    <style:style style:name="T38" style:family="text">
      <style:text-properties style:font-name-asian="ArialMT" style:font-name-complex="ArialMT"/>
    </style:style>
    <style:style style:name="T39" style:family="text">
      <style:text-properties officeooo:rsid="001fdb6f" style:font-name-asian="ArialMT" style:font-name-complex="ArialMT"/>
    </style:style>
    <style:style style:name="T40" style:family="text">
      <style:text-properties officeooo:rsid="00249e5b" style:font-name-asian="ArialMT" style:font-name-complex="ArialMT"/>
    </style:style>
    <style:style style:name="T41" style:family="text">
      <style:text-properties officeooo:rsid="00367f7f" style:font-name-asian="ArialMT" style:font-name-complex="ArialMT"/>
    </style:style>
    <style:style style:name="T42" style:family="text">
      <style:text-properties fo:font-size="10pt" style:font-size-asian="10pt" style:font-size-complex="10pt"/>
    </style:style>
    <style:style style:name="T43" style:family="text">
      <style:text-properties style:font-name="CMBX9" fo:font-size="12pt" style:font-name-asian="Times New Roman" style:font-size-asian="12pt" style:font-name-complex="Times New Roman" style:font-size-complex="12pt"/>
    </style:style>
    <style:style style:name="T44" style:family="text">
      <style:text-properties fo:font-size="12pt" style:font-name-asian="Times New Roman" style:font-size-asian="12pt" style:font-name-complex="Times New Roman" style:font-size-complex="12pt"/>
    </style:style>
    <style:style style:name="T45" style:family="text">
      <style:text-properties fo:font-size="12pt" officeooo:rsid="00159383" style:font-name-asian="Times New Roman" style:font-size-asian="12pt" style:font-name-complex="Times New Roman" style:font-size-complex="12pt"/>
    </style:style>
    <style:style style:name="T46" style:family="text">
      <style:text-properties fo:font-size="12pt" fo:language="en" fo:country="US" style:font-name-asian="Times New Roman" style:font-size-asian="12pt" style:font-name-complex="Times New Roman" style:font-size-complex="12pt" style:language-complex="zxx" style:country-complex="none"/>
    </style:style>
    <style:style style:name="T47" style:family="text">
      <style:text-properties fo:font-size="12pt" fo:language="en" fo:country="US" officeooo:rsid="00159383" style:font-name-asian="Times New Roman" style:font-size-asian="12pt" style:font-name-complex="Times New Roman" style:font-size-complex="12pt" style:language-complex="zxx" style:country-complex="none"/>
    </style:style>
    <style:style style:name="T48" style:family="text">
      <style:text-properties officeooo:rsid="0015b6b6"/>
    </style:style>
    <style:style style:name="T49" style:family="text">
      <style:text-properties officeooo:rsid="002d1d7a"/>
    </style:style>
    <style:style style:name="T50" style:family="text">
      <style:text-properties officeooo:rsid="002e41d3"/>
    </style:style>
    <style:style style:name="T51" style:family="text">
      <style:text-properties fo:font-weight="bold" style:font-weight-asian="bold" style:font-weight-complex="bold"/>
    </style:style>
    <style:style style:name="T52" style:family="text">
      <style:text-properties style:font-name="Helvetica-Bold" fo:language="en" fo:country="US" fo:font-weight="normal" style:font-name-asian="Times New Roman" style:language-asian="ja" style:country-asian="JP" style:font-weight-asian="normal" style:font-name-complex="Times New Roman" style:language-complex="zxx" style:country-complex="none" style:font-weight-complex="normal"/>
    </style:style>
    <style:style style:name="T53" style:family="text">
      <style:text-properties style:font-name="Helvetica-Bold" fo:language="en" fo:country="US" fo:font-weight="normal" style:font-name-asian="Helvetica-Bold" style:language-asian="ja" style:country-asian="JP" style:font-weight-asian="normal" style:font-name-complex="Helvetica-Bold" style:language-complex="zxx" style:country-complex="none" style:font-weight-complex="normal"/>
    </style:style>
    <style:style style:name="T54" style:family="text">
      <style:text-properties style:font-name="Helvetica-Bold" fo:font-size="14pt" fo:language="en" fo:country="US" fo:font-weight="normal" style:font-name-asian="Times New Roman" style:font-size-asian="14pt" style:language-asian="ja" style:country-asian="JP" style:font-weight-asian="normal" style:font-name-complex="Times New Roman" style:font-size-complex="14pt" style:language-complex="zxx" style:country-complex="none" style:font-weight-complex="normal"/>
    </style:style>
    <style:style style:name="T55" style:family="text">
      <style:text-properties fo:language="en" fo:country="US"/>
    </style:style>
    <style:style style:name="T56" style:family="text">
      <style:text-properties fo:language="en" fo:country="US" fo:font-weight="normal" style:font-name-asian="Times New Roman" style:language-asian="ja" style:country-asian="JP" style:font-weight-asian="normal" style:font-name-complex="Times New Roman" style:language-complex="zxx" style:country-complex="none" style:font-weight-complex="normal"/>
    </style:style>
    <style:style style:name="T57" style:family="text">
      <style:text-properties fo:language="en" fo:country="US" fo:font-weight="normal" style:font-name-asian="Helvetica-Bold" style:language-asian="ja" style:country-asian="JP" style:font-weight-asian="normal" style:font-name-complex="Helvetica-Bold" style:language-complex="zxx" style:country-complex="none" style:font-weight-complex="normal"/>
    </style:style>
    <style:style style:name="T58" style:family="text">
      <style:text-properties style:font-name="CMR9" fo:language="en" fo:country="US" fo:font-weight="normal" style:font-name-asian="Helvetica-Bold" style:language-asian="ja" style:country-asian="JP" style:font-weight-asian="normal" style:font-name-complex="Helvetica-Bold" style:language-complex="zxx" style:country-complex="none" style:font-weight-complex="normal"/>
    </style:style>
    <style:style style:name="T59" style:family="text">
      <style:text-properties officeooo:rsid="0014f21a"/>
    </style:style>
    <style:style style:name="T60" style:family="text">
      <style:text-properties officeooo:rsid="001fdb6f"/>
    </style:style>
    <style:style style:name="T61" style:family="text">
      <style:text-properties officeooo:rsid="0036434a"/>
    </style:style>
    <style:style style:name="T62" style:family="text">
      <style:text-properties fo:font-style="italic" style:font-style-asian="italic" style:font-style-complex="italic"/>
    </style:style>
    <style:style style:name="T63" style:family="text">
      <style:text-properties fo:font-style="italic" officeooo:rsid="0017926a" style:font-style-asian="italic" style:font-style-complex="italic"/>
    </style:style>
    <style:style style:name="T64" style:family="text">
      <style:text-properties fo:font-style="italic" officeooo:rsid="002621ea" style:font-style-asian="italic" style:font-style-complex="italic"/>
    </style:style>
    <style:style style:name="T65" style:family="text">
      <style:text-properties fo:font-style="italic" officeooo:rsid="002a1e2f" style:font-style-asian="italic" style:font-style-complex="italic"/>
    </style:style>
    <style:style style:name="T66" style:family="text">
      <style:text-properties officeooo:rsid="0017926a"/>
    </style:style>
    <style:style style:name="T67" style:family="text">
      <style:text-properties officeooo:rsid="00391c8a"/>
    </style:style>
    <style:style style:name="T68" style:family="text">
      <style:text-properties fo:font-size="14pt" fo:font-weight="normal" style:font-size-asian="14pt" style:font-weight-asian="normal"/>
    </style:style>
    <style:style style:name="T69" style:family="text">
      <style:text-properties style:font-name="Courier New"/>
    </style:style>
    <style:style style:name="T70" style:family="text">
      <style:text-properties officeooo:rsid="002889e7"/>
    </style:style>
    <style:style style:name="T71" style:family="text">
      <style:text-properties fo:language="fr" fo:country="FR"/>
    </style:style>
    <style:style style:name="T72" style:family="text">
      <style:text-properties officeooo:rsid="00136830"/>
    </style:style>
    <style:style style:name="T73" style:family="text">
      <style:text-properties officeooo:rsid="0015113b"/>
    </style:style>
    <style:style style:name="T74" style:family="text">
      <style:text-properties officeooo:rsid="00159383"/>
    </style:style>
    <style:style style:name="T75" style:family="text">
      <style:text-properties officeooo:rsid="001a20e0"/>
    </style:style>
    <style:style style:name="T76" style:family="text">
      <style:text-properties officeooo:rsid="001db957"/>
    </style:style>
    <style:style style:name="T77" style:family="text">
      <style:text-properties officeooo:rsid="001e5b24"/>
    </style:style>
    <style:style style:name="T78" style:family="text">
      <style:text-properties officeooo:rsid="0021dca1"/>
    </style:style>
    <style:style style:name="T79" style:family="text">
      <style:text-properties officeooo:rsid="0025dc78"/>
    </style:style>
    <style:style style:name="T80" style:family="text">
      <style:text-properties officeooo:rsid="002a1e2f"/>
    </style:style>
    <style:style style:name="T81" style:family="text">
      <style:text-properties officeooo:rsid="002c17a3"/>
    </style:style>
    <style:style style:name="T82" style:family="text">
      <style:text-properties officeooo:rsid="002ebfef"/>
    </style:style>
    <style:style style:name="T83" style:family="text">
      <style:text-properties officeooo:rsid="002fdf61"/>
    </style:style>
    <style:style style:name="T84" style:family="text">
      <style:text-properties officeooo:rsid="00342fdd"/>
    </style:style>
    <style:style style:name="T85" style:family="text">
      <style:text-properties officeooo:rsid="00361398"/>
    </style:style>
    <style:style style:name="T86" style:family="text">
      <style:text-properties officeooo:rsid="003630ac"/>
    </style:style>
    <style:style style:name="T87" style:family="text">
      <style:text-properties officeooo:rsid="00367f7f"/>
    </style:style>
    <style:style style:name="T88" style:family="text">
      <style:text-properties officeooo:rsid="003a2e3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office:automatic-styles>
  <office:body>
    <office:text text:use-soft-page-breaks="true">
      <office:forms form:automatic-focus="false" form:apply-design-mode="false"/>
      <text:tracked-changes>
        <text:changed-region xml:id="ct105553118085568" text:id="ct105553118085568">
          <text:insertion>
            <office:change-info>
              <dc:creator>James J. Hunt</dc:creator>
              <dc:date>2018-04-17T12:23:16</dc:date>
            </office:change-info>
          </text:insertion>
        </text:changed-region>
        <text:changed-region xml:id="ct105553118086240" text:id="ct105553118086240">
          <text:insertion>
            <office:change-info>
              <dc:creator>James J. Hunt</dc:creator>
              <dc:date>2018-04-17T12:22:44</dc:date>
            </office:change-info>
          </text:insertion>
        </text:changed-region>
        <text:changed-region xml:id="ct105553118086688" text:id="ct105553118086688">
          <text:insertion>
            <office:change-info>
              <dc:creator>James J. Hunt</dc:creator>
              <dc:date>2018-04-17T12:22:47</dc:date>
            </office:change-info>
          </text:insertion>
        </text:changed-region>
        <text:changed-region xml:id="ct105553118086912" text:id="ct105553118086912">
          <text:insertion>
            <office:change-info>
              <dc:creator>James J. Hunt</dc:creator>
              <dc:date>2018-04-17T12:23:02</dc:date>
            </office:change-info>
          </text:insertion>
        </text:changed-region>
        <text:changed-region xml:id="ct105553118087360" text:id="ct105553118087360">
          <text:insertion>
            <office:change-info>
              <dc:creator>James J. Hunt</dc:creator>
              <dc:date>2018-04-17T12:23:09</dc:date>
            </office:change-info>
          </text:insertion>
        </text:changed-region>
        <text:changed-region xml:id="ct106102873872576" text:id="ct106102873872576">
          <text:deletion>
            <office:change-info>
              <dc:creator>James J. Hunt</dc:creator>
              <dc:date>2018-04-17T10:48:10</dc:date>
            </office:change-info>
            <text:p text:style-name="P1">per </text:p>
          </text:deletion>
        </text:changed-region>
        <text:changed-region xml:id="ct106102873872352" text:id="ct106102873872352">
          <text:deletion>
            <office:change-info>
              <dc:creator>James J. Hunt</dc:creator>
              <dc:date>2018-04-17T10:47:21</dc:date>
            </office:change-info>
            <text:p text:style-name="P1">bundle set</text:p>
          </text:deletion>
        </text:changed-region>
        <text:changed-region xml:id="ct106102873872800" text:id="ct106102873872800">
          <text:insertion>
            <office:change-info>
              <dc:creator>James J. Hunt</dc:creator>
              <dc:date>2018-04-17T10:48:11</dc:date>
            </office:change-info>
          </text:insertion>
        </text:changed-region>
        <text:changed-region xml:id="ct105827995948608" text:id="ct105827995948608">
          <text:deletion>
            <office:change-info>
              <dc:creator>James J. Hunt</dc:creator>
              <dc:date>2018-04-17T10:50:40</dc:date>
            </office:change-info>
            <text:p text:style-name="Body">define</text:p>
          </text:deletion>
        </text:changed-region>
        <text:changed-region xml:id="ct105827995948832" text:id="ct105827995948832">
          <text:insertion>
            <office:change-info>
              <dc:creator>James J. Hunt</dc:creator>
              <dc:date>2018-04-17T10:50:40</dc:date>
            </office:change-info>
          </text:insertion>
        </text:changed-region>
        <text:changed-region xml:id="ct105827995949056" text:id="ct105827995949056">
          <text:deletion>
            <office:change-info>
              <dc:creator>James J. Hunt</dc:creator>
              <dc:date>2018-04-17T10:50:51</dc:date>
            </office:change-info>
            <text:p text:style-name="Body">thresholds as a percentage of use</text:p>
          </text:deletion>
        </text:changed-region>
        <text:changed-region xml:id="ct105827995949280" text:id="ct105827995949280">
          <text:insertion>
            <office:change-info>
              <dc:creator>James J. Hunt</dc:creator>
              <dc:date>2018-04-17T10:50:52</dc:date>
            </office:change-info>
          </text:insertion>
        </text:changed-region>
        <text:changed-region xml:id="ct105827995951744" text:id="ct105827995951744">
          <text:deletion>
            <office:change-info>
              <dc:creator>James J. Hunt</dc:creator>
              <dc:date>2018-04-17T11:18:31</dc:date>
            </office:change-info>
            <text:p text:style-name="Body"/>
            <text:p text:style-name="Body">R: The solution MUST define memory thresholds as bytes.</text:p>
            <text:p text:style-name="Body">R: The solution MUST define disk storage space thresholds as bytes.</text:p>
          </text:deletion>
        </text:changed-region>
        <text:changed-region xml:id="ct105827995952416" text:id="ct105827995952416">
          <text:insertion>
            <office:change-info>
              <dc:creator>James J. Hunt</dc:creator>
              <dc:date>2018-04-17T11:18:35</dc:date>
            </office:change-info>
          </text:insertion>
        </text:changed-region>
        <text:changed-region xml:id="ct105827995953536" text:id="ct105827995953536">
          <text:insertion>
            <office:change-info>
              <dc:creator>James J. Hunt</dc:creator>
              <dc:date>2018-04-17T11:18:38</dc:date>
            </office:change-info>
          </text:insertion>
        </text:changed-region>
        <text:changed-region xml:id="ct105827995954432" text:id="ct105827995954432">
          <text:deletion>
            <office:change-info>
              <dc:creator>James J. Hunt</dc:creator>
              <dc:date>2018-04-17T11:18:49</dc:date>
            </office:change-info>
            <text:p text:style-name="Body">1</text:p>
          </text:deletion>
        </text:changed-region>
        <text:changed-region xml:id="ct105827995954656" text:id="ct105827995954656">
          <text:insertion>
            <office:change-info>
              <dc:creator>James J. Hunt</dc:creator>
              <dc:date>2018-04-17T11:18:50</dc:date>
            </office:change-info>
          </text:insertion>
        </text:changed-region>
        <text:changed-region xml:id="ct105827995956896" text:id="ct105827995956896">
          <text:deletion>
            <office:change-info>
              <dc:creator>James J. Hunt</dc:creator>
              <dc:date>2018-04-17T11:02:45</dc:date>
            </office:change-info>
            <text:p text:style-name="Body">lower bundle thread priorities whbe able to MUST <text:s/>CPU <text:s/>threshold <text:s/>reached.</text:p>
          </text:deletion>
        </text:changed-region>
        <text:changed-region xml:id="ct105827995957120" text:id="ct105827995957120">
          <text:insertion>
            <office:change-info>
              <dc:creator>James J. Hunt</dc:creator>
              <dc:date>2018-04-17T11:02:45</dc:date>
            </office:change-info>
          </text:insertion>
        </text:changed-region>
        <text:changed-region xml:id="ct105827995957344" text:id="ct105827995957344">
          <text:insertion>
            <office:change-info>
              <dc:creator>James J. Hunt</dc:creator>
              <dc:date>2018-04-17T11:03:00</dc:date>
            </office:change-info>
          </text:insertion>
        </text:changed-region>
        <text:changed-region xml:id="ct105827995965856" text:id="ct105827995965856">
          <text:deletion>
            <office:change-info>
              <dc:creator>James J. Hunt</dc:creator>
              <dc:date>2018-04-17T11:15:08</dc:date>
            </office:change-info>
            <text:p text:style-name="Body">1: The solution MUST raise an error OutOfMemoryError,e.g. and MUST prevent further memory allocation while memory <text:s/>threshold is reached.</text:p>
            <text:p text:style-name="Body">R1: The solution MUST raise an error and MUST prevent further disk storage space allocation while disk storage space <text:s/>threshold is reached.</text:p>
            <text:p text:style-name="Body">R1: The solution MUST raise an error and MUST prevent further thread activation while thread <text:s/>threshold is reached.</text:p>
            <text:p text:style-name="Body">R1: The solution MUST raise an errorR</text:p>
            <text:p text:style-name="Body"><text:s/>and MUST prevent further connected-state socket while socket error threshold is reached.</text:p>
          </text:deletion>
        </text:changed-region>
        <text:changed-region xml:id="ct105827995958016" text:id="ct105827995958016">
          <text:deletion>
            <office:change-info>
              <dc:creator>James J. Hunt</dc:creator>
              <dc:date>2018-04-17T11:19:04</dc:date>
            </office:change-info>
            <text:p text:style-name="Body">1</text:p>
          </text:deletion>
        </text:changed-region>
        <text:changed-region xml:id="ct105827995966080" text:id="ct105827995966080">
          <text:insertion>
            <office:change-info>
              <dc:creator>James J. Hunt</dc:creator>
              <dc:date>2018-04-17T11:19:05</dc:date>
            </office:change-info>
          </text:insertion>
        </text:changed-region>
        <text:changed-region xml:id="ct105827995976160" text:id="ct105827995976160">
          <text:insertion>
            <office:change-info>
              <dc:creator>James J. Hunt</dc:creator>
              <dc:date>2018-04-17T11:19:13</dc:date>
            </office:change-info>
          </text:insertion>
        </text:changed-region>
        <text:changed-region xml:id="ct105827995977056" text:id="ct105827995977056">
          <text:insertion>
            <office:change-info>
              <dc:creator>James J. Hunt</dc:creator>
              <dc:date>2018-04-17T10:39:45</dc:date>
            </office:change-info>
          </text:insertion>
        </text:changed-region>
        <text:changed-region xml:id="ct105827995977280" text:id="ct105827995977280">
          <text:insertion>
            <office:change-info>
              <dc:creator>James J. Hunt</dc:creator>
              <dc:date>2018-04-17T10:40:00</dc:date>
            </office:change-info>
          </text:insertion>
        </text:changed-region>
        <text:changed-region xml:id="ct105827995977728" text:id="ct105827995977728">
          <text:insertion>
            <office:change-info>
              <dc:creator>James J. Hunt</dc:creator>
              <dc:date>2018-04-17T10:41:05</dc:date>
            </office:change-info>
          </text:insertion>
        </text:changed-region>
        <text:changed-region xml:id="ct105827995977952" text:id="ct105827995977952">
          <text:insertion>
            <office:change-info>
              <dc:creator>James J. Hunt</dc:creator>
              <dc:date>2018-04-17T11:24:53</dc:date>
            </office:change-info>
          </text:insertion>
        </text:changed-region>
        <text:changed-region xml:id="ct105827995978176" text:id="ct105827995978176">
          <text:insertion>
            <office:change-info>
              <dc:creator>James J. Hunt</dc:creator>
              <dc:date>2018-04-17T11:25:01</dc:date>
            </office:change-info>
          </text:insertion>
        </text:changed-region>
        <text:changed-region xml:id="ct105827995978400" text:id="ct105827995978400">
          <text:insertion>
            <office:change-info>
              <dc:creator>James J. Hunt</dc:creator>
              <dc:date>2018-04-17T11:28:24</dc:date>
            </office:change-info>
          </text:insertion>
        </text:changed-region>
        <text:changed-region xml:id="ct105827995978624" text:id="ct105827995978624">
          <text:insertion>
            <office:change-info>
              <dc:creator>James J. Hunt</dc:creator>
              <dc:date>2018-04-17T11:33:1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draw:frame draw:style-name="fr1" draw:name="graphics1" text:anchor-type="paragraph" svg:width="7in" svg:height="3.1075in" draw:z-index="0"><draw:image xlink:href="Pictures/1000020100000427000001D80231D6ACC263EE0A.png" xlink:type="simple" xlink:show="embed" xlink:actuate="onLoad" loext:mime-type="image/png"/></draw:frame></text:p>
      <text:p text:style-name="Document_20_Title"><text:user-defined style:data-style-name="N0" text:name="RFP Title">RFP 189—Resource Enforcement</text:user-defined></text:p>
      <text:p text:style-name="Document_20_Title"><text:span text:style-name="T68">Draft<text:line-break/><text:line-break/></text:span><text:span text:style-name="T68"><text:page-count style:num-format="1">11</text:page-count></text:span><text:span text:style-name="T68"> Pages</text:span></text:p>
      <text:p text:style-name="P52"/>
      <text:p text:style-name="P53">Abstract</text:p>
      <text:p text:style-name="P3"><text:span text:style-name="T4">The purpose of this RFP is to enable the </text:span><text:span text:style-name="T5">enforcement of resource restriction</text:span> o<text:span text:style-name="T1">n</text:span> bundles <text:span text:style-name="T1">to ensure the robustness of </text:span>the frame<text:span text:style-name="T1">work</text:span>. <text:s/>The <text:span text:style-name="T1">resources</text:span> of a bundle <text:span text:style-name="T1">may</text:span> include <text:span text:style-name="T1">CPU use, </text:span>memory <text:span text:style-name="T1">consumption</text:span>, number of threads, network connections, and other limited resources. <text:s/>These are not <text:span text:style-name="T78">just </text:span>limited to the runtime environment (Java VM, OSGi Framework, etc), but can also include any <text:span text:style-name="T1">resource required by a</text:span> service. </text:p>
      <text:p text:style-name="P3"/>
      <text:p text:style-name="P3">J<text:span text:style-name="T1">SR 282 and the Java security manager already provide mechanisms for </text:span>such resource <text:span text:style-name="T1">enforcement</text:span> at a granular level, e.g., threads. <text:s/><text:span text:style-name="T1">I</text:span><text:span text:style-name="T6">ndustrial solutions also make </text:span><text:span text:style-name="T7">them</text:span><text:span text:style-name="T6"> available at the bundle level. <text:s/>This RFP advocates standardiz</text:span><text:span text:style-name="T7">ing</text:span><text:span text:style-name="T6"> the set of features and their API in OSGi specifications.</text:span></text:p>
      <text:p text:style-name="P19"/>
      <text:p text:style-name="P4"><text:span text:style-name="T6">This API should complement the existing resource monitoring API.</text:span></text:p>
      <text:h text:style-name="P67" text:outline-level="1"><text:bookmark-start text:name="__RefNumPara__374_548041257"/>Document Information<text:bookmark-end text:name="__RefNumPara__374_548041257"/></text:h>
      <text:h text:style-name="P56"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55">0 Document Information<text:tab/>2</text:p>
          <text:p text:style-name="P54">0.1 Table of Contents<text:tab/>2</text:p>
          <text:p text:style-name="P54">0.2 Terminology and Document Conventions<text:tab/>2</text:p>
          <text:p text:style-name="P54">0.3 Revision History<text:tab/>2</text:p>
          <text:p text:style-name="P55">1 Introduction<text:tab/>3</text:p>
          <text:p text:style-name="P55">2 Application Domain<text:tab/>3</text:p>
          <text:p text:style-name="P55">3 Problem Description<text:tab/>4</text:p>
          <text:p text:style-name="P55">4 Use Cases<text:tab/>4</text:p>
          <text:p text:style-name="P54">4.1 Resource Monitoring<text:tab/>4</text:p>
          <text:p text:style-name="P54">4.2 Eventing<text:tab/>4</text:p>
          <text:p text:style-name="P54">4.3 Error<text:tab/>5</text:p>
          <text:p text:style-name="P55">5 Requirements<text:tab/>5</text:p>
          <text:p text:style-name="P55">6 Document Support<text:tab/>6</text:p>
          <text:p text:style-name="P54">6.1 References<text:tab/>6</text:p>
          <text:p text:style-name="P54">6.2 Author’s Address<text:tab/>6</text:p>
          <text:p text:style-name="P54">6.3 End of Document<text:tab/>7</text:p>
        </text:index-body>
      </text:table-of-content>
      <text:p text:style-name="Body"/>
      <text:h text:style-name="P7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ref2119"/>.</text:p>
      <text:p text:style-name="Body"><text:span text:style-name="T69">Source code is shown in this typeface</text:span>.</text:p>
      <text:h text:style-name="Heading_20_2" text:outline-level="2">Revision History</text:h>
      <text:p text:style-name="P38">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0">Revision</text:p>
            </table:table-cell>
            <table:table-cell table:style-name="Table1.A1" office:value-type="string">
              <text:p text:style-name="P50">Date</text:p>
            </table:table-cell>
            <table:table-cell table:style-name="Table1.C1" office:value-type="string">
              <text:p text:style-name="P50">Comments</text:p>
            </table:table-cell>
          </table:table-row>
        </table:table-header-rows>
        <table:table-row table:style-name="Table1.2">
          <table:table-cell table:style-name="Table1.A1" office:value-type="string">
            <text:p text:style-name="P28">Initial</text:p>
          </table:table-cell>
          <table:table-cell table:style-name="Table1.A1" office:value-type="string">
            <text:p text:style-name="P23"><text:span text:style-name="T1">April</text:span>-<text:span text:style-name="T81">05</text:span>-201<text:span text:style-name="T1">8</text:span></text:p>
          </table:table-cell>
          <table:table-cell table:style-name="Table1.C1" office:value-type="string">
            <text:p text:style-name="P23">Initial versions from <text:span text:style-name="T1">aicas GmbH</text:span>.</text:p>
          </table:table-cell>
        </table:table-row>
        <table:table-row table:style-name="Table1.2">
          <table:table-cell table:style-name="Table1.A3" office:value-type="string">
            <text:p text:style-name="P26">0.1</text:p>
          </table:table-cell>
          <table:table-cell table:style-name="Table1.A3" office:value-type="string">
            <text:p text:style-name="P24">April-13-2018</text:p>
          </table:table-cell>
          <table:table-cell table:style-name="Table1.C3" office:value-type="string">
            <text:p text:style-name="P24"><text:change-start text:change-id="ct105553118085568"/><text:span text:style-name="T88">U</text:span><text:change-end text:change-id="ct105553118085568"/>pdate from internal review</text:p>
          </table:table-cell>
        </table:table-row>
        <table:table-row table:style-name="Table1.2">
          <table:table-cell table:style-name="Table1.A3" office:value-type="string">
            <text:p text:style-name="P27"><text:change-start text:change-id="ct105553118086240"/>0.2<text:change-end text:change-id="ct105553118086240"/></text:p>
          </table:table-cell>
          <table:table-cell table:style-name="Table1.A3" office:value-type="string">
            <text:p text:style-name="P25"><text:change-start text:change-id="ct105553118086688"/>April-<text:change-end text:change-id="ct105553118086688"/><text:change-start text:change-id="ct105553118086912"/>17-2018<text:change-end text:change-id="ct105553118086912"/></text:p>
          </table:table-cell>
          <table:table-cell table:style-name="Table1.C3" office:value-type="string">
            <text:p text:style-name="P25"><text:change-start text:change-id="ct105553118087360"/>Update from OSGi Meeting<text:change-end text:change-id="ct105553118087360"/></text:p>
          </table:table-cell>
        </table:table-row>
        <table:table-row table:style-name="Table1.2">
          <table:table-cell table:style-name="Table1.A3" office:value-type="string">
            <text:p text:style-name="P28"/>
          </table:table-cell>
          <table:table-cell table:style-name="Table1.A3" office:value-type="string">
            <text:p text:style-name="P23"/>
          </table:table-cell>
          <table:table-cell table:style-name="Table1.C3" office:value-type="string">
            <text:p text:style-name="P23"/>
          </table:table-cell>
        </table:table-row>
        <table:table-row table:style-name="Table1.2">
          <table:table-cell table:style-name="Table1.A3" office:value-type="string">
            <text:p text:style-name="P28"/>
          </table:table-cell>
          <table:table-cell table:style-name="Table1.A3" office:value-type="string">
            <text:p text:style-name="P23"/>
          </table:table-cell>
          <table:table-cell table:style-name="Table1.C3" office:value-type="string">
            <text:p text:style-name="P93"/>
          </table:table-cell>
        </table:table-row>
      </table:table>
      <text:p text:style-name="P21"/>
      <text:p text:style-name="P22"/>
      <text:h text:style-name="Heading_20_1" text:outline-level="1">Introduction</text:h>
      <text:p text:style-name="P33">Applications, executed on an OSGi platform, need hardware resources (CPU, memory, disk storage space) and software resources (sockets, threads). <text:s/>As these resources are limited,; applications have to share them in order to preserve system quality of service. <text:s/><text:span text:style-name="T35">This is particularly true of IoT systems. </text:span></text:p>
      <text:p text:style-name="P33"><text:span text:style-name="T35">Providing well defined resource management features is crucial for OSGi to succeed in the IoT market, as IoT</text:span> <text:span text:style-name="T72">requires</text:span> <text:span text:style-name="T36">high robustness even for systems open</text:span> to third party applications. <text:s/>In this perspective, the framework administrator has to offer <text:span text:style-name="T37">well defined</text:span> guarantees to every actor sharing the platform <text:span text:style-name="T72">and the system must be robust against faulty bundles. <text:s/>These guarantees must consider both the resources available and the importance of each bundle.</text:span></text:p>
      <text:p text:style-name="P42">Resource <text:span text:style-name="T72">enforcement</text:span> is also vital to Cloud Computing scenarios where a management agent needs to ensure that SLAs agreed around the cloud offering are met. <text:s/>When a cloud node <text:span text:style-name="T72">becomes</text:span> overloaded or fails this can affect the agreed SLA and action needs to be taken. <text:s/>In a Cloud Computing scenario this may imply starting additional nodes, adjusting the provisioning state of the system by moving or adding deployments or indeed shutting down some nodes if the system has become quiet. <text:s/>To be able to handle such scenarios the management agent will need to have visibility of the resource utilization of the cloud system as a whole, which encompasses a multipl<text:span text:style-name="T72">e</text:span> <text:span text:style-name="T37">of </text:span>nodes and runtimes.</text:p>
      <text:p text:style-name="P33">For the moment, existing OSGi specifications do not provide resource <text:span text:style-name="T72">enforcement </text:span>mechanism ensuring a <text:span text:style-name="T37">well defined</text:span> resource sharing between bundles and applications. The underlying JVM provides only some standard mechanisms at a <text:span text:style-name="T34">level that is too fine-grained, e.g., </text:span>classes, objects, methods. <text:s/><text:span text:style-name="T37">Since t</text:span>he bundle <text:span text:style-name="T37">is</text:span> the smallest deployment unit of interest for platform administrator<text:span text:style-name="T37">s</text:span> and application providers, this RFP describes needs and requirements of such features at the OSGi bundle level.</text:p>
      <text:p text:style-name="P5"><text:span text:style-name="T9">This </text:span><text:span text:style-name="T38">specification is not only of interest for the realm of embedded devices but might </text:span><text:span text:style-name="T40">be useful</text:span><text:span text:style-name="T38"> to other domains, </text:span><text:span text:style-name="T40">such as</text:span><text:span text:style-name="T38"> Enterprise, </text:span><text:span text:style-name="T40">where robustness is also important</text:span><text:span text:style-name="T38">.</text:span></text:p>
      <text:p text:style-name="P18"/>
      <text:h text:style-name="Heading_20_1" text:outline-level="1"><text:bookmark-start text:name="__RefNumPara__1574_240524085"/><text:soft-page-break/>Application Domain<text:bookmark-end text:name="__RefNumPara__1574_240524085"/></text:h>
      <text:p text:style-name="P9"><text:span text:style-name="T4">Resources of environments are always limited and entities that share such environments should be aware of that. <text:s/></text:span>This is not different <text:span text:style-name="T73">for</text:span> OSGi environments. <text:s/>Each bundle consumes resources of <text:span text:style-name="T73">varying</text:span> types. <text:s/>Some of them are required for the very basic operation, some others are <text:span text:style-name="T79">optional</text:span>, but all of them can run out and lead to situations where the bundle, a set of bundles that form an application, or even the framework as a whole is <text:span text:style-name="T73">no longer</text:span> operational.</text:p>
      <text:p text:style-name="P9"/>
      <text:p text:style-name="P10">Problematic situations arise when a software unit binds <text:span text:style-name="T73">important </text:span>resources but does not release them after normal operation. <text:s/>This can be caused by <text:span text:style-name="T73">faulty</text:span> implementations, <text:span text:style-name="T73">incorrect</text:span> error handling, or by intention in case of malware. <text:s/>Especially in environments with very limited resources <text:span text:style-name="T73">or</text:span> with a huge number of bundles <text:span text:style-name="T73">from varying </text:span>vendors, it is crucial to <text:span text:style-name="T73">enforce limits on</text:span> the <text:span text:style-name="T73">resource use</text:span> of <text:span text:style-name="T79">each</text:span> bundle.</text:p>
      <text:p text:style-name="P10"/>
      <text:h text:style-name="Heading_20_2" text:outline-level="2">2.1 What are resources?</text:h>
      <text:p text:style-name="P20"><text:span text:style-name="T30">There are some obvious, basic resources like CPU, memory, disk-space, </text:span><text:span text:style-name="T32">communication </text:span><text:span text:style-name="T30">bandwidth. <text:s/>But new applications might introduce the need for new types of resources that are required for their normal operation, e.g., the presence of external services </text:span><text:span text:style-name="T31">and devices</text:span><text:span text:style-name="T30">. <text:s/></text:span><text:span text:style-name="T31">In order to support this flexibility,</text:span><text:span text:style-name="T30"> it is impossible to provide a complete list of potential resources here, </text:span><text:span text:style-name="T32">rather a general mechanism for resource enforcement must be provided</text:span><text:span text:style-name="T30">.</text:span></text:p>
      <text:p text:style-name="P62"/>
      <text:h text:style-name="Heading_20_2" text:outline-level="2">2.2 Most common and crucial resources</text:h>
      <text:p text:style-name="P33">Applications uses hardware and operating system resources. <text:s/><text:span text:style-name="T79">Some core</text:span> resources are</text:p>
      <text:list xml:id="list3032246985" text:style-name="L1">
        <text:list-item>
          <text:p text:style-name="P86">CPU </text:p>
        </text:list-item>
        <text:list-item>
          <text:p text:style-name="P86">Memory</text:p>
        </text:list-item>
        <text:list-item>
          <text:p text:style-name="P86">Disk storage space </text:p>
        </text:list-item>
        <text:list-item>
          <text:p text:style-name="P86">Bandwidth on connected networks</text:p>
        </text:list-item>
      </text:list>
      <text:p text:style-name="Body">JVMs allocate these resources when applications call Java standard APIs. They may provide resource monitoring mechanisms such as</text:p>
      <text:list xml:id="list104556094962659" text:continue-numbering="true" text:style-name="L1">
        <text:list-item>
          <text:p text:style-name="P74">Java Management Extension (JMX), now provided by all J2SE-v5-compliant JVM,</text:p>
        </text:list-item>
        <text:list-item>
          <text:p text:style-name="P74">JVM Tool Interface Interface(JVMTI) and JVM Profiler Interface (JVMPI),</text:p>
        </text:list-item>
        <text:list-item>
          <text:p text:style-name="P74">Proprietary resource management API, e.g., IBM J9, Oracle Java Embedded Client, /K/ Embedded Mika Max, Myriad Jbed, <text:span text:style-name="T79">and</text:span></text:p>
        </text:list-item>
        <text:list-item>
          <text:p text:style-name="P84">The Reatlime Specification for Java (RTSJ<text:span text:style-name="T80">)</text:span><text:span text:style-name="T80"><text:bookmark-ref text:reference-format="number-no-superior" text:ref-name="__RefNumPara__8980_1825247634">[10].</text:bookmark-ref></text:span><text:span text:style-name="T80">, </text:span>e.g., JamaicaVM.</text:p>
        </text:list-item>
      </text:list>
      <text:p text:style-name="Body"><text:soft-page-break/>The latter provide strict algorithms that charge bundles with consumed resources. There are two known algorithms <text:span text:style-name="T46"><text:bookmark-ref text:reference-format="number-no-superior" text:ref-name="__RefNumPara__43635346">[3].</text:bookmark-ref></text:span>:</text:p>
      <text:list xml:id="list104557383632494" text:continue-numbering="true" text:style-name="L1">
        <text:list-item>
          <text:p text:style-name="P87"><text:span text:style-name="T43">direct accounting</text:span><text:span text:style-name="T26">—</text:span><text:span text:style-name="T44">the resources consumed during bundle interaction are accounted to the code provider, </text:span><text:span text:style-name="T25">i</text:span><text:span text:style-name="T45">.e.</text:span><text:span text:style-name="T44">, the CPU used by a code that belongs to bundle A will be accounted to A, even if it is the bundle B that called this code through a public interface;</text:span></text:p>
        </text:list-item>
        <text:list-item>
          <text:p text:style-name="P88"><text:span text:style-name="T46">indirect accounting</text:span><text:span text:style-name="T23">—</text:span><text:span text:style-name="T46">all the resources consumed by the threads belonging to a bundle are accounted to this same bundle, </text:span><text:span text:style-name="T47">thus,</text:span><text:span text:style-name="T46"> in service interaction there is no resource consumption accounted to service providers. </text:span></text:p>
        </text:list-item>
      </text:list>
      <text:p text:style-name="P43">Java and OSGi enables CPU m<text:span text:style-name="T74">onitoring</text:span> per bundle on any VM (without any VM customization) <text:bookmark-ref text:reference-format="number-no-superior" text:ref-name="__RefNumPara__43635346">[3].</text:bookmark-ref><text:bookmark-ref text:reference-format="number-no-superior" text:ref-name="__RefNumPara__43635800">[4].</text:bookmark-ref>, <text:span text:style-name="T74">but not CPU use enforcement; however, the RTSJ 2.0 provides ProcessingGroups, which can provide such enforcement.</text:span></text:p>
      <text:p text:style-name="P43"><text:span text:style-name="T48">Though, memory enforcement can be supported on </text:span>standard VMs, <text:span text:style-name="T48">they would need significant additional memory for tracking live objects</text:span>. <text:s/><text:span text:style-name="T49">The overhead is on the order of O(n) in the number of live objects. <text:s/>Again, RTSJ 2.0 provides MemoryGroups, which could improve enforcement efficiency</text:span>. </text:p>
      <text:h text:style-name="Heading_20_2" text:outline-level="2">2.<text:span text:style-name="T70">3</text:span> What is <text:span text:style-name="T81">Robustness</text:span>?</text:h>
      <text:p text:style-name="P13"><text:span text:style-name="T81">Robustness</text:span> of an entity (service, bundle, set of bundles, or the whole framework) is meant as the state where the entity is operational as it was specified and <text:span text:style-name="T81">cannot be negatively impacted by other parts of the system</text:span>. <text:s/>The correct operation of such an entity is often strongly related to the availability <text:span text:style-name="T81">and to the state</text:span> of <text:span text:style-name="T81">the </text:span>resources the entity needs to <text:span text:style-name="T81">do its </text:span>work. <text:s/>That means an entity that does <text:span text:style-name="T48">not</text:span> have or <text:span text:style-name="T48">can obtain</text:span> the required resources is not <text:span text:style-name="T81">robust</text:span>. <text:s/>There might also be intermediate states where mandatory resources are there, but some optional ones are not available.</text:p>
      <text:p text:style-name="P13"/>
      <text:p text:style-name="P13">Other reasons for <text:span text:style-name="T81">the lack of robustness</text:span> are potential failure situations either inside the entity itself or in their environment. <text:s/>Sometimes such conditions cause shortage of other resources, which at the end affects other entities as well. <text:s/><text:span text:style-name="T49">Being able to kill </text:span><text:span text:style-name="T16">rogue</text:span><text:span text:style-name="T49"> applications is essential to maintaining the robustness of the rest of the system.</text:span></text:p>
      <text:p text:style-name="P13"/>
      <text:p text:style-name="P13">So, in order to ensure the <text:span text:style-name="T81">robustness</text:span> of entities, the f<text:span text:style-name="T48">irst step is to ensure that no entity can use more resources than it is allotted.</text:span> <text:s/><text:span text:style-name="T49">This could be via throttling or by denial. <text:s text:c="2"/>Then there must be an instance that ensures that attempts to overrun resource allotments are handled to ensure system overall robustness.</text:span></text:p>
      <text:p text:style-name="P13"/>
      <text:h text:style-name="P45" text:outline-level="2">2.4 Terminology and abbreviations</text:h>
      <text:p text:style-name="P11"/>
      <text:p text:style-name="P11">Application</text:p>
      <text:p text:style-name="P10">A set of bundles needed to render a full application to the user.</text:p>
      <text:p text:style-name="P11"/>
      <text:p text:style-name="P12">Resource Context</text:p>
      <text:p text:style-name="P13">An entity that is subject of <text:span text:style-name="T49">resource</text:span> monitoring. <text:s/>In the scope of this document this can be a framework, a bundle or a set of bundles.</text:p>
      <text:p text:style-name="P13"><text:soft-page-break/></text:p>
      <text:p text:style-name="P11">Health</text:p>
      <text:p text:style-name="P13">The state of an observable that describes its ability to work as specified.</text:p>
      <text:p text:style-name="P13"/>
      <text:p text:style-name="P11">Resource</text:p>
      <text:p text:style-name="P13">A limited source or supply of physical or virtual goods that are used by bundles in order to provide their service(s).</text:p>
      <text:p text:style-name="P13"/>
      <text:p text:style-name="P11">Fault</text:p>
      <text:p text:style-name="P13">The term fault is a defect at the lowest level of abstraction, e.g., a memory cell that always returns the value 0.</text:p>
      <text:p text:style-name="P13"/>
      <text:p text:style-name="P11">Error</text:p>
      <text:p text:style-name="P13">A fault may cause an error, which is a system state.</text:p>
      <text:p text:style-name="P13"/>
      <text:p text:style-name="P11">Failure</text:p>
      <text:p text:style-name="P13">An error, in effect, may lead to a failure, meaning that the system deviates from its correctness specification <text:span text:style-name="T49">or an error from </text:span><text:span text:style-name="T16">which</text:span><text:span text:style-name="T49"> an application cannot recover.</text:span></text:p>
      <text:h text:style-name="Heading_20_1" text:outline-level="1">Problem Description</text:h>
      <text:p text:style-name="Body">OSGi platforms host several applications which are executed concurrently. These applications have to share limited resources between them. <text:s/><text:span text:style-name="T82">The current framework relies on cooperative execution of bundles. <text:s/>The means that If any of the bundles hoards resource by demanding too much of them, other bundles will fail to run properly. <text:s/>The result is that a </text:span><text:span text:style-name="T24">rogue</text:span><text:span text:style-name="T82"> or misconfigured bundle can take down the entire system. <text:s/>For a system to be robust, this must be prevented. <text:s/>A solution must provide for both bundles that are aware of the solution and those that are not.</text:span></text:p>
      <text:h text:style-name="Heading_20_2" text:outline-level="2">3.1 <text:span text:style-name="T75">Base Mechanism</text:span></text:h>
      <text:p text:style-name="Body"><text:span text:style-name="T50">The base mechanisms should prevent a bundle from using more resources than it is allowed to use. <text:s/>Most resource overruns are indicated with an error, such as OutOfMemoryError. <text:s/>However, CPU use (and possibly other rate based resources, such as bandwidth) is a special cased. <text:s/>Here RTSJ priorities can be used to delay execution to prevent overuse.</text:span></text:p>
      <text:p text:style-name="P35">Core virtual machine resources, such as CPU and memory use, need to supported by the underlying Java virtual machine. <text:s/>Most other resources can be enforced with a modified security manager. <text:s/>The only other exception may be rate-based limits such as bandwidth use, which may need more than just an enhanced security manager.</text:p>
      <text:p text:style-name="P35">In any case, a standard means of extending a security manager for nonstandard resource <text:soft-page-break/>enforcement should be provided. <text:s/><text:span text:style-name="T76">However, the limits for any given bundle should be set at bundle start, so that a reasonable admission policy can be provide for deciding how many bundle may be running at a given time.</text:span></text:p>
      <text:p text:style-name="P36">In extreme cases, the framework should be able to terminate a bundle while releasing any bound resources.</text:p>
      <text:h text:style-name="Heading_20_2" text:outline-level="2">3.2 <text:span text:style-name="T76">Enforcement-Aware</text:span> <text:span text:style-name="T76">A</text:span>pplications</text:h>
      <text:p text:style-name="P85">A bundle should be able to find out what resource limits are being imposed on it. <text:s/>This would enable a bundle to use the resource monitoring API to provide warnings before the limits are reached. <text:s/>An enforcement-aware application could then modify its behavior before it receives an enforcement error. <text:s/>Of course, an aware application could also handle enforcement errors directly.</text:p>
      <text:h text:style-name="Heading_20_1" text:outline-level="1">Use Cases</text:h>
      <text:p text:style-name="P83"><text:span text:style-name="T12">When an OSGi framework is used to control a device, it should not be possible for a rogue bundle to freeze the framework by </text:span><text:span text:style-name="T13">hoarding</text:span><text:span text:style-name="T12"> any resource. <text:s/>The resources available to each bundle must be </text:span><text:span text:style-name="T13">declared</text:span><text:span text:style-name="T12"> before the bundle starts and if the bundle tries to exceed any of those limits, it should be prevented from doing so, either passively via rate limiting or actively via a resource limit error. <text:s/>Any bundle that becomes nonresponsive should be killed.</text:span></text:p>
      <text:h text:style-name="Heading_20_2" text:outline-level="2">4.1 Passive Example</text:h>
      <text:p text:style-name="P39">A bundle <text:span text:style-name="T77">tries to </text:span>use more CPU than it is allowed to use. <text:s/>Here CPU use is determined via some share of the compute cycles within a fixed, usually short time period. <text:s/>In this case, the priority of all threads in the bundle are dropped to a priority under the idle thread until the period end. <text:s/>The priority is <text:span text:style-name="T83">then </text:span>restored to the original priority.</text:p>
      <text:h text:style-name="P46" text:outline-level="2">4.<text:span text:style-name="T77">2</text:span> <text:span text:style-name="T77">Active</text:span> Example</text:h>
      <text:p text:style-name="P40">A bundle tries to use more memory than it is allowed to use. <text:s/>The bundle receives an OutOfMemoryError on that allocation. <text:s/>It is up to the application to respond to the error properly.</text:p>
      <text:h text:style-name="P47" text:outline-level="2">4.<text:span text:style-name="T77">3</text:span> <text:span text:style-name="T77">Unresponsive Bundle</text:span> Example</text:h>
      <text:p text:style-name="P40">A bundle becomes unresponsive. <text:s/>This could be due to not making progress on some activity, failing to respond properly to a resource limit error, or just some other failure. <text:s/>The system should be able to detect this and terminate the bundle safely.</text:p>
      <text:h text:style-name="Heading_20_1" text:outline-level="1"><text:soft-page-break/>Requirements</text:h>
      <text:p text:style-name="P1"><text:span text:style-name="T6">R1: The solution MUST </text:span>provide at <text:span text:style-name="T83">least one accounting algorithm for each </text:span><text:span text:style-name="T6">resource </text:span><text:span text:style-name="T83">type, using the the existing monitor specification where appropriate.</text:span></text:p>
      <text:p text:style-name="P1">R<text:span text:style-name="T60">2</text:span>: The solution MUST monitor resources per bundle or <text:change text:change-id="ct106102873872576"/><text:change text:change-id="ct106102873872352"/><text:change-start text:change-id="ct106102873872800"/><text:span text:style-name="T84">group of bundles</text:span><text:change-end text:change-id="ct106102873872800"/> <text:span text:style-name="T60">and take action to prevent resource limit violations.</text:span></text:p>
      <text:p text:style-name="P44"><text:span text:style-name="T6">R</text:span><text:span text:style-name="T8">3</text:span><text:span text:style-name="T17">: The solution MUST </text:span><text:span text:style-name="T19">provide a mechanism to </text:span><text:span text:style-name="T18">enforce limits on</text:span><text:span text:style-name="T17"> the following resources,</text:span><text:span text:style-name="T20"> </text:span><text:span text:style-name="T21">where</text:span><text:span text:style-name="T20"> relevant on the underlying </text:span><text:span text:style-name="T22">(hardware and software) </text:span><text:span text:style-name="T20">platform</text:span><text:span text:style-name="T17">:</text:span></text:p>
      <text:list xml:id="list2275348946" text:style-name="L4">
        <text:list-item>
          <text:p text:style-name="P82">CPU</text:p>
        </text:list-item>
        <text:list-item>
          <text:p text:style-name="P82">Memory</text:p>
        </text:list-item>
        <text:list-item>
          <text:p text:style-name="P82">Disk storage space</text:p>
        </text:list-item>
        <text:list-item>
          <text:p text:style-name="P82">Bandwidth on any network <text:span text:style-name="T60">connection.</text:span></text:p>
        </text:list-item>
      </text:list>
      <text:p text:style-name="P6"><text:span text:style-name="T38">R</text:span><text:span text:style-name="T39">4</text:span><text:span text:style-name="T38">: </text:span><text:span text:style-name="T14">The solution MUST provide a mechanism to </text:span><text:span text:style-name="T15">obtain a list of</text:span><text:span text:style-name="T14"> resource types that </text:span><text:span text:style-name="T15">are limited and what those limits are.</text:span></text:p>
      <text:p text:style-name="Body">R<text:span text:style-name="T60">5</text:span>: The solution MUST <text:change text:change-id="ct105827995948608"/><text:change-start text:change-id="ct105827995948832"/><text:span text:style-name="T85">enforce</text:span><text:change-end text:change-id="ct105827995948832"/> CPU <text:change text:change-id="ct105827995949056"/><text:change-start text:change-id="ct105827995949280"/><text:span text:style-name="T85">limits</text:span><text:change-end text:change-id="ct105827995949280"/> over a <text:span text:style-name="T83">defined</text:span> period.<text:change text:change-id="ct105827995951744"/></text:p>
      <text:p text:style-name="Body">R<text:change-start text:change-id="ct105827995952416"/><text:span text:style-name="T87">6</text:span><text:change-end text:change-id="ct105827995952416"/>: The solution MUST define thread thresholds as a number of threads.</text:p>
      <text:p text:style-name="Body">R<text:change-start text:change-id="ct105827995953536"/><text:span text:style-name="T87">7</text:span><text:change-end text:change-id="ct105827995953536"/>: The solution MUST define socket thresholds as a number of opened sockets.</text:p>
      <text:p text:style-name="Body">R<text:change text:change-id="ct105827995954432"/><text:change-start text:change-id="ct105827995954656"/><text:span text:style-name="T87">8</text:span><text:change-end text:change-id="ct105827995954656"/>: The solution <text:change text:change-id="ct105827995956896"/><text:change-start text:change-id="ct105827995957120"/><text:span text:style-name="T86">SHOULD be able to defined policies for handling resource </text:span><text:change-end text:change-id="ct105827995957120"/><text:change-start text:change-id="ct105827995957344"/><text:span text:style-name="T86">violations.</text:span><text:change-end text:change-id="ct105827995957344"/></text:p>
      <text:p text:style-name="Body">R<text:change text:change-id="ct105827995965856"/><text:change text:change-id="ct105827995958016"/><text:change-start text:change-id="ct105827995966080"/><text:span text:style-name="T87">9</text:span><text:change-end text:change-id="ct105827995966080"/>: The solution MUST define means for <text:span text:style-name="T60">specifying</text:span> <text:span text:style-name="T60">a bundle’s</text:span> resource <text:span text:style-name="T60">limits</text:span>.</text:p>
      <text:p text:style-name="P13"><text:soft-page-break/></text:p>
      <text:p text:style-name="P6"><text:span text:style-name="T38">R</text:span><text:span text:style-name="T39">1</text:span><text:change-start text:change-id="ct105827995976160"/><text:span text:style-name="T41">0</text:span><text:change-end text:change-id="ct105827995976160"/><text:span text:style-name="T38">: </text:span><text:span text:style-name="T39">The framework MUST be able to terminate a bundle without loosing resources.</text:span><text:change-start text:change-id="ct105827995977056"/></text:p>
      <text:p text:style-name="P14"/>
      <text:p text:style-name="P7"><text:span text:style-name="T39">R</text:span><text:span text:style-name="T38">1</text:span><text:span text:style-name="T41">1</text:span><text:span text:style-name="T38">: As m</text:span><text:change-end text:change-id="ct105827995977056"/><text:change-start text:change-id="ct105827995977280"/><text:span text:style-name="T38">any existing bundles as feasible that do not require resource management SHOULD </text:span><text:change-end text:change-id="ct105827995977280"/><text:change-start text:change-id="ct105827995977728"/><text:span text:style-name="T38">run unmodified.</text:span><text:change-end text:change-id="ct105827995977728"/><text:change-start text:change-id="ct105827995977952"/></text:p>
      <text:p text:style-name="P15"/>
      <text:p text:style-name="P8"><text:span text:style-name="T38">R12: </text:span><text:change-end text:change-id="ct105827995977952"/><text:change-start text:change-id="ct105827995978176"/><text:span text:style-name="T38">Predeployment analysis tools MUST be provided to help ensure system robustness.</text:span><text:change-end text:change-id="ct105827995978176"/><text:change-start text:change-id="ct105827995978400"/></text:p>
      <text:p text:style-name="P16"><text:change-end text:change-id="ct105827995978400"/><text:change-start text:change-id="ct105827995978624"/></text:p>
      <text:p text:style-name="P17">R13: The system SHOULD be able to enforce that only vettered code may runnable on it.<text:change-end text:change-id="ct105827995978624"/></text:p>
      <text:h text:style-name="Heading_20_1" text:outline-level="1">Document Support</text:h>
      <text:h text:style-name="Heading_20_2" text:outline-level="2">References</text:h>
      <text:list xml:id="list3701942735" text:style-name="WW8Num3">
        <text:list-item>
          <text:p text:style-name="Definition_20_Term"><text:bookmark-start text:name="ref2119"/>Bradner, S., Key words for use in RFCs to Indicate Requirement Levels, RFC2119, March 1997.<text:bookmark-end text:name="ref2119"/></text:p>
        </text:list-item>
        <text:list-item>
          <text:p text:style-name="Definition_20_Term">Software Requirements &amp; Specifications. Michael Jackson. ISBN 0-201-87712-0</text:p>
        </text:list-item>
        <text:list-item>
          <text:p text:style-name="Definition_20_Term"><text:bookmark-start text:name="__RefNumPara__43635346"/>T. Miettinen, D. Pakkala, and M. Hongisto. A method for the resource monitoring of osgi-based software components. In Software Engineering and Advanced Applications, 2008. SEAA '08. 34th Euromicro Conference, pages 100 {107, 3-5 2008.<text:bookmark-end text:name="__RefNumPara__43635346"/></text:p>
        </text:list-item>
        <text:list-item>
          <text:p text:style-name="Definition_20_Term"><text:bookmark-start text:name="__RefNumPara__43635800"/><text:span text:style-name="T71">Y. Maurel, A. Bottaro, R. Kopetz, K. Attouchi. </text:span>Adaptive Monitoring of End-user OSGi-based Home Boxes. In Component Base Software Engineering, 15th ACM SigSoft International Symposium on Component-Based Software Engineering (CBSE 2012), Bertinoro, Italy, June 2012<text:bookmark-end text:name="__RefNumPara__43635800"/></text:p>
        </text:list-item>
        <text:list-item>
          <text:p text:style-name="P99"><text:bookmark-start text:name="__RefNumPara__43636180"/>C. Larsson and C. Gray. Challenges of resource management in an OSGi environment. In OSGi Community Event 2011, Darmstadt, Germany, September 2011.<text:bookmark-end text:name="__RefNumPara__43636180"/></text:p>
        </text:list-item>
        <text:list-item>
          <text:p text:style-name="P99"><text:bookmark-start text:name="__RefNumPara__43640332"/>N. Geofray, G. Thomas, G. Muller, P. Parrend, S. Frénot, and B. Folliot. I-JVM: a java virtual machine for component isolation in osgi. In Proceedings of the 2009 IEEE/IFIP International Conference on Dependable Systems and Networks, DSN, pages 544{553. IEEE, 2009.<text:bookmark-end text:name="__RefNumPara__43640332"/></text:p>
        </text:list-item>
        <text:list-item>
          <text:p text:style-name="P99"><text:bookmark-start text:name="__RefNumPara__29223935"/>Java Community Process, Java Specification Request 163, Java Platform Profiling Architecture, final release, September 2004.<text:bookmark-end text:name="__RefNumPara__29223935"/></text:p>
        </text:list-item>
        <text:list-item>
          <text:p text:style-name="Definition_20_Term"><text:bookmark-start text:name="__RefNumPara__29234332"/><text:span text:style-name="T62">The Java Virtual Machine Specification</text:span>, Second Edition by Tim Lindholm and <text:soft-page-break/>Frank Yellin. Addison-Wesley, 1999, ISBN 0-201-43294-3.<text:bookmark-end text:name="__RefNumPara__29234332"/></text:p>
        </text:list-item>
        <text:list-item>
          <text:p text:style-name="P98"><text:span text:style-name="T63">T</text:span><text:span text:style-name="T62">he Java Language Specification, Third Edition, May 2005, ISBN 0-321-24678-</text:span></text:p>
        </text:list-item>
        <text:list-item>
          <text:p text:style-name="P98"><text:bookmark-start text:name="__RefNumPara__8980_1825247634"/><text:span text:style-name="T65">T</text:span><text:span text:style-name="T62">he </text:span><text:span text:style-name="T63">Realtime Specification for Java 2.0.</text:span><text:span text:style-name="T62">, </text:span><text:span text:style-name="T64">JSR 282, http://www.aicas.com/cms/rtsj</text:span><text:bookmark-end text:name="__RefNumPara__8980_1825247634"/></text:p>
        </text:list-item>
      </text:list>
      <text:p text:style-name="P65"/>
      <text:h text:style-name="Heading_20_2" text:outline-level="2">Author’s Address</text:h>
      <text:p text:style-name="P41"/>
      <table:table table:name="Tableau2" table:style-name="Tableau2">
        <table:table-column table:style-name="Tableau2.A"/>
        <table:table-column table:style-name="Tableau2.B"/>
        <table:table-row table:style-name="Tableau2.1">
          <table:table-cell table:style-name="Tableau2.A1" office:value-type="string">
            <text:p text:style-name="P48">Name</text:p>
          </table:table-cell>
          <table:table-cell table:style-name="Tableau2.B1" office:value-type="string">
            <text:p text:style-name="P29">James J. Hunt</text:p>
          </table:table-cell>
        </table:table-row>
        <table:table-row table:style-name="Tableau2.1">
          <table:table-cell table:style-name="Tableau2.A1" office:value-type="string">
            <text:p text:style-name="P48">Company</text:p>
          </table:table-cell>
          <table:table-cell table:style-name="Tableau2.B1" office:value-type="string">
            <text:p text:style-name="P29">aicas GmbH</text:p>
          </table:table-cell>
        </table:table-row>
        <table:table-row table:style-name="Tableau2.1">
          <table:table-cell table:style-name="Tableau2.A1" office:value-type="string">
            <text:p text:style-name="P48">Add<text:span text:style-name="T66">ress</text:span></text:p>
          </table:table-cell>
          <table:table-cell table:style-name="Tableau2.B1" office:value-type="string">
            <text:p text:style-name="P31">Emmy-Noethe-Straße 9, 76131 Karlsruhe, Germany</text:p>
          </table:table-cell>
        </table:table-row>
        <table:table-row table:style-name="Tableau2.1">
          <table:table-cell table:style-name="Tableau2.A1" office:value-type="string">
            <text:p text:style-name="P49">Voice</text:p>
          </table:table-cell>
          <table:table-cell table:style-name="Tableau2.B1" office:value-type="string">
            <text:p text:style-name="P30">+49 721 663 968-22</text:p>
          </table:table-cell>
        </table:table-row>
        <table:table-row table:style-name="Tableau2.1">
          <table:table-cell table:style-name="Tableau2.A1" office:value-type="string">
            <text:p text:style-name="P32">E-mail</text:p>
          </table:table-cell>
          <table:table-cell table:style-name="Tableau2.B1" office:value-type="string">
            <text:p text:style-name="P30">jjh@aicas.com</text:p>
          </table:table-cell>
        </table:table-row>
      </table:table>
      <text:p text:style-name="P37"/>
      <text:p text:style-name="P51"/>
      <text:p text:style-name="P51"/>
      <text:p text:style-name="Text_20_body"/>
      <text:p text:style-name="P57"/>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CMBX9" svg:font-family="CMBX9"/>
    <style:font-face style:name="CMR9" svg:font-family="CMR9"/>
    <style:font-face style:name="Helvetica" svg:font-family="Helvetica"/>
    <style:font-face style:name="OpenSymbol" svg:font-family="OpenSymbol"/>
    <style:font-face style:name="Tahoma2" svg:font-family="Tahoma"/>
    <style:font-face style:name="Courier New" svg:font-family="'Courier New'" style:font-family-generic="modern"/>
    <style:font-face style:name="Times New Roman" svg:font-family="'Times New Roman', 'Times New Roman'" style:font-family-generic="roman"/>
    <style:font-face style:name="ArialMT" svg:font-family="ArialMT" style:font-family-generic="swiss"/>
    <style:font-face style:name="Helvetica-Bold" svg:font-family="Helvetica-Bold" style:font-family-generic="swiss"/>
    <style:font-face style:name="Segoe UI" svg:font-family="'Segoe UI'" style:font-family-generic="swiss"/>
    <style:font-face style:name="Courier New1" svg:font-family="'Courier New'" style:font-family-generic="modern" style:font-pitch="fixed"/>
    <style:font-face style:name="Times New Roman1"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writing-mode="page"/>
      <style:text-properties fo:color="#000000" style:font-name="Times New Roman" fo:font-family="'Times New Roman', 'Times New Roman'" style:font-family-generic="roman" fo:font-size="12pt" fo:language="en" fo:country="US" style:font-name-asian="Times New Roman" style:font-family-asian="'Times New Roman', 'Times New Roman'" style:font-family-generic-asian="roman" style:font-size-asian="12pt" style:font-name-complex="Times New Roman" style:font-family-complex="'Times New Roman', 'Times New Roman'" style:font-family-generic-complex="roman" style:font-size-complex="12pt"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Helvetica" fo:font-family="Helvetica"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style:font-name="Helvetica" fo:font-family="Helvetica"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list-style-name=""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loext: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list-style-name=""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27in" fo:margin-bottom="0.0827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loext:contextual-spacing="false"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loext: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loext: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loext:contextual-spacing="false" fo:text-indent="0in" style:auto-text-indent="false"/>
      <style:text-properties style:font-name="Times New Roman1"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loext:contextual-spacing="false" fo:text-indent="0in" style:auto-text-indent="false"/>
      <style:text-properties style:font-name="Times New Roman1"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loext:contextual-spacing="false" fo:text-indent="0in" style:auto-text-indent="false"/>
      <style:text-properties style:font-name="Times New Roman1"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loext:contextual-spacing="false" fo:text-indent="0in" style:auto-text-indent="false"/>
      <style:text-properties style:font-name="Times New Roman1"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loext:contextual-spacing="false" fo:text-indent="0in" style:auto-text-indent="false"/>
      <style:text-properties style:font-name="Times New Roman1"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loext: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text-align="start" style:justify-single-word="false" fo:orphans="0" fo:widows="0" fo:text-indent="0in" style:auto-text-indent="false"/>
      <style:text-properties style:font-name="Arial" fo:font-family="Arial" style:font-family-generic="swiss" style:font-pitch="variable"/>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Numbered_20_List" style:display-name="Numbered List" style:family="paragraph" style:parent-style-name="Body" style:next-style-name="Body" style:list-style-name="WW8Num2">
      <style:paragraph-properties fo:margin-left="0in" fo:margin-right="0in" fo:margin-top="0in" fo:margin-bottom="0in" loext: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loext:contextual-spacing="false"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111in" fo:margin-bottom="0in" loext:contextual-spacing="false"/>
    </style:style>
    <style:style style:name="MT1" style:family="text">
      <style:text-properties officeooo:rsid="0012f3f9"/>
    </style:style>
    <style:style style:name="MT2" style:family="text">
      <style:text-properties officeooo:rsid="0026008b"/>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098in" fo:margin-bottom="0.65in" fo:margin-left="0.75in" fo:margin-right="0.75in" fo:background-color="transparent" style:writing-mode="lr-tb" style:layout-grid-color="#c0c0c0" style:layout-grid-lines="39" style:layout-grid-base-height="0.139in" style:layout-grid-ruby-height="0.111in" style:layout-grid-mode="none" style:layout-grid-ruby-below="false" style:layout-grid-print="false" style:layout-grid-display="false" draw:fill="none" draw:fill-color="#99ccff"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098in" fo:background-color="transparent" style:dynamic-spacing="true" draw:fill="none" draw:fill-color="#99ccff"/>
      </style:header-style>
      <style:footer-style>
        <style:header-footer-properties fo:min-height="0.5402in" fo:margin-left="0in" fo:margin-right="0in" fo:margin-top="0.5016in" style:dynamic-spacing="true"/>
      </style:footer-style>
    </style:page-layout>
    <style:page-layout style:name="Mpm2">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number:number-style style:name="N0">
      <number:number number:min-integer-digits="1"/>
    </number:number-style>
    <number:date-style style:name="N121">
      <number:year number:style="long"/>
    </number:date-style>
  </office:automatic-styles>
  <office:master-styles>
    <style:master-page style:name="Standard" style:page-layout-name="Mpm1">
      <style:header>
        <text:p text:style-name="Header"><draw:frame draw:style-name="Mfr1" draw:name="graphics2" text:anchor-type="paragraph" svg:x="0.0091in" svg:y="-0.0016in" svg:width="0.95in" svg:height="0.4201in" draw:z-index="10"><draw:image xlink:href="Pictures/1000020100000427000001D80231D6ACC263EE0A.png" xlink:type="simple" xlink:show="embed" xlink:actuate="onLoad" loext:mime-type="image/png"/></draw:frame><text:tab/><text:user-defined style:data-style-name="N0" text:name="RFP Title">RFP 189—Resource Enforcement</text:user-defined><text:tab/>Page <text:page-number text:select-page="current">10</text:page-number><text:s/>of <text:page-count style:num-format="1">11</text:page-count></text:p>
        <text:p text:style-name="Header"/>
        <text:p text:style-name="Header"><text:tab/><text:tab/>201<text:span text:style-name="MT1">8-04-05</text:span></text:p>
      </style:header>
      <style:footer>
        <text:p text:style-name="Footer">Copyright © <text:span text:style-name="MT2">OSGi Alliance</text:span> <text:s/><text:modification-date style:data-style-name="N121">2018</text:modification-date><text:tab/>All Rights Reserved</text:p>
      </style:footer>
    </style:master-page>
    <style:master-page style:name="First_20_Page" style:display-name="First Page" style:page-layout-name="Mpm2" style:next-style-name="Standard">
      <style:header>
        <text:p text:style-name="MP1"/>
      </style:header>
      <style:footer>
        <text:p text:style-name="Legals">Copyright © <text:span text:style-name="MT2">OSGi Alliance</text:span><text:modification-date style:data-style-name="N121">2018</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style:master-page style:name="HTML" style:page-layout-name="Mpm3"/>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MacOSX_X86_64 LibreOffice_project/9b0d9b32d5dcda91d2f1a96dc04c645c450872bf</meta:generator>
    <meta:creation-date>2011-02-03T17:31:15</meta:creation-date>
    <meta:editing-cycles>183</meta:editing-cycles>
    <meta:editing-duration>P38DT6H51M27S</meta:editing-duration>
    <meta:initial-creator>Masayoshi Shimizu</meta:initial-creator>
    <dc:date>2018-06-26T10:45:55.081544065</dc:date>
    <meta:print-date>2013-03-04T09:17:07.830000000</meta:print-date>
    <dc:creator>BJ Hargrave</dc:creator>
    <meta:document-statistic meta:table-count="2" meta:image-count="2" meta:object-count="0" meta:page-count="11" meta:paragraph-count="152" meta:word-count="2543" meta:character-count="15862" meta:non-whitespace-character-count="13441"/>
    <meta:user-defined meta:name="Company">aicas GmbH</meta:user-defined>
    <meta:user-defined meta:name="Info 3"/>
    <meta:user-defined meta:name="Info 4"/>
    <meta:user-defined meta:name="RFP Title">RFP 189—Resource Enforcement</meta:user-defined>
  </office:meta>
</office:document-meta>
</file>